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3.0984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3.0339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0902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0138in" fo:padding-left="0.111in" fo:padding-right="0.0138in" fo:padding-top="0.0138in" style:vertical-align="automatic"/>
    </style:style>
    <style:style style:name="ce54" style:family="table-cell" style:parent-style-name="Default">
      <style:table-cell-properties fo:padding-bottom="0.0138in" fo:padding-left="0.111in" fo:padding-right="0.0138in" fo:padding-top="0.0138in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0138in" fo:padding-left="0.111in" fo:padding-right="0.0138in" fo:padding-top="0.0138in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0138in" fo:padding-left="0.111in" fo:padding-right="0.0138in" fo:padding-top="0.0138in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0138in" fo:padding-left="0.111in" fo:padding-right="0.0138in" fo:padding-top="0.0138in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7.4669in" svg:height="3.5461in" svg:x="10.6315in" svg:y="0.2823in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04in" svg:height="3.5453in" svg:x="11.6835in" svg:y="4.5614in">
            <draw:object draw:notify-on-update-of-ranges="Profiles.A30:Profiles.A30 Profiles.B30:Profiles.J30 Profiles.A31:Profiles.A31 Profiles.B31:Profiles.J31 Profiles.A32:Profiles.A32 Profiles.B32:Profiles.J32 Profiles.A33:Profiles.A33 Profiles.B33:Profiles.J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04in" svg:height="3.5453in" svg:x="11.3579in" svg:y="8.9642in">
            <draw:object draw:notify-on-update-of-ranges="Profiles.B52:Profiles.F52 Profiles.A53:Profiles.A53 Profiles.B53:Profiles.F53 Profiles.A54:Profiles.A54 Profiles.B54:Profiles.F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04in" svg:height="3.5453in" svg:x="11.4969in" svg:y="13.3043in">
            <draw:object draw:notify-on-update-of-ranges="Profiles.B80:Profiles.F80 Profiles.A81:Profiles.A81 Profiles.B81:Profiles.F81 Profiles.A82:Profiles.A82 Profiles.B82:Profiles.F82 Profiles.A83:Profiles.A83 Profiles.B83:Profiles.F83 Profiles.A84:Profiles.A84 Profiles.B84:Profiles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04in" svg:height="3.5453in" svg:x="11.8437in" svg:y="17.1114in">
            <draw:object draw:notify-on-update-of-ranges="Profiles.B98:Profiles.C98 Profiles.A99:Profiles.A99 Profiles.B99:Profiles.C99 Profiles.A100:Profiles.A100 Profiles.B100:Profiles.C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8"/>
          <table:table-cell table:number-columns-repeated="7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table:style-name="ce18" table:number-columns-repeated="2"/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4"/>
          <table:table-cell table:style-name="ce15" table:formula="of:=[$Timing.F30]" office:value-type="float" office:value="4.431674" calcext:value-type="float">
            <text:p>4.431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number-columns-repeated="2"/>
          <table:table-cell table:style-name="ce15" table:formula="of:=[$Timing.F29]" office:value-type="float" office:value="46.243967" calcext:value-type="float">
            <text:p>46.243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number-columns-repeated="2"/>
          <table:table-cell table:style-name="ce15" table:formula="of:=[$Timing.F27]" office:value-type="float" office:value="12.905957" calcext:value-type="float">
            <text:p>12.90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number-columns-repeated="2"/>
          <table:table-cell table:style-name="ce15" table:formula="of:=[$Timing.F28]" office:value-type="float" office:value="3.094523" calcext:value-type="float">
            <text:p>3.094523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8"/>
        </table:table-row>
        <table:table-row table:style-name="ro2">
          <table:table-cell table:style-name="ce17"/>
          <table:table-cell office:value-type="string" calcext:value-type="string">
            <text:p>192,000 vertices</text:p>
          </table:table-cell>
          <table:table-cell table:number-columns-repeated="7"/>
        </table:table-row>
        <table:table-row table:style-name="ro2">
          <table:table-cell table:style-name="ce17"/>
          <table:table-cell office:value-type="string" calcext:value-type="string">
            <text:p>Updated on 20260202</text:p>
          </table:table-cell>
          <table:table-cell table:number-columns-repeated="3"/>
          <table:table-cell office:value-type="string" calcext:value-type="string">
            <text:p>Values, where redone, are median of 5</text:p>
          </table:table-cell>
          <table:table-cell table:number-columns-repeated="3"/>
        </table:table-row>
        <table:table-row table:style-name="ro2">
          <table:table-cell table:style-name="ce17"/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1a</text:p>
          </table:table-cell>
          <table:table-cell office:value-type="string" calcext:value-type="string">
            <text:p>Kernel1a Max QPUs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Max <text:s/>QPUs</text:p>
          </table:table-cell>
          <table:table-cell office:value-type="string" calcext:value-type="string">
            <text:p>Kernel3</text:p>
          </table:table-cell>
          <table:table-cell office:value-type="string" calcext:value-type="string">
            <text:p>Kernel3 Max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24813" calcext:value-type="float">
            <text:p>0.024813</text:p>
          </table:table-cell>
          <table:table-cell office:value-type="float" office:value="0.013057" calcext:value-type="float">
            <text:p>0.013057</text:p>
          </table:table-cell>
          <table:table-cell table:formula="of:=[$Timing.F108]" office:value-type="float" office:value="0.015441" calcext:value-type="float">
            <text:p>0.015441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13066" calcext:value-type="float">
            <text:p>0.013066</text:p>
          </table:table-cell>
        </table:table-row>
        <table:table-row table:style-name="ro1">
          <table:table-cell office:value-type="string" calcext:value-type="string">
            <text:p>Pi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.011673" calcext:value-type="float">
            <text:p>0.011673</text:p>
          </table:table-cell>
          <table:table-cell office:value-type="float" office:value="0.006082" calcext:value-type="float">
            <text:p>0.006082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.005183" calcext:value-type="float">
            <text:p>0.005183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.005126" calcext:value-type="float">
            <text:p>0.005126</text:p>
          </table:table-cell>
        </table:table-row>
        <table:table-row table:style-name="ro1">
          <table:table-cell office:value-type="string" calcext:value-type="string">
            <text:p>Pi5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0.008812" calcext:value-type="float">
            <text:p>0.008812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6057" calcext:value-type="float">
            <text:p>0.006057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0.003766" calcext:value-type="float">
            <text:p>0.003766</text:p>
          </table:table-cell>
        </table:table-row>
        <table:table-row table:style-name="ro1" table:number-rows-repeated="16">
          <table:table-cell table:number-columns-repeated="9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string" calcext:value-type="string">
            <text:p>Multi 1 Q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number-columns-repeated="2"/>
          <table:table-cell table:formula="of:=[$Timing.F166]" office:value-type="float" office:value="2.979217" calcext:value-type="float">
            <text:p>2.97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number-columns-repeated="2"/>
          <table:table-cell table:formula="of:=[$Timing.F162]" office:value-type="float" office:value="2.012528" calcext:value-type="float">
            <text:p>2.012528</text:p>
          </table:table-cell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table:number-columns-repeated="2"/>
          <table:table-cell office:value-type="string" calcext:value-type="string">
            <text:p>4 Q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table:number-columns-repeated="2"/>
          <table:table-cell office:value-type="float" office:value="0.326194" calcext:value-type="float">
            <text:p>0.326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table:number-columns-repeated="2"/>
          <table:table-cell office:value-type="float" office:value="0.273717" calcext:value-type="float">
            <text:p>0.273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table:number-columns-repeated="2"/>
          <table:table-cell office:value-type="float" office:value="0.08213" calcext:value-type="float">
            <text:p>0.08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table:number-columns-repeated="2"/>
          <table:table-cell office:value-type="float" office:value="0.068838" calcext:value-type="float">
            <text:p>0.068838</text:p>
          </table:table-cell>
          <table:table-cell table:number-columns-repeated="3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6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6.2988in" svg:height="4.4161in" svg:x="11.1213in" svg:y="39.2272in">
            <draw:object draw:notify-on-update-of-ranges="Timing.J214:Timing.S214 Timing.I215:Timing.I215 Timing.J215:Timing.S215 Timing.I216:Timing.I216 Timing.J216:Timing.S216 Timing.I217:Timing.I217 Timing.J217:Timing.S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11.7764in" svg:y="45.4807in">
            <draw:object draw:notify-on-update-of-ranges="Timing.J249:Timing.U249 Timing.I250:Timing.I250 Timing.J250:Timing.U250 Timing.I251:Timing.I251 Timing.J251:Timing.U251 Timing.I252:Timing.I252 Timing.J252:Timing.U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7.4602in" svg:height="4.5803in" svg:x="10.2969in" svg:y="80.4122in">
            <draw:object draw:notify-on-update-of-ranges="Timing.J444:Timing.V444 Timing.I445:Timing.I445 Timing.J445:Timing.V445 Timing.I446:Timing.I446 Timing.J446:Timing.V446 Timing.I447:Timing.I447 Timing.J447:Timing.V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8.4417in" svg:height="3.9799in" svg:x="10.9689in" svg:y="33.8425in">
            <draw:object draw:notify-on-update-of-ranges="Timing.K185:Timing.O185 Timing.J186:Timing.J186 Timing.K186:Timing.O186 Timing.J187:Timing.J187 Timing.K187:Timing.O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ce53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2"/>
          <table:table-cell office:value-type="string" calcext:value-type="string">
            <text:p>From here on, not much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/>
          <table:table-cell office:value-type="string" calcext:value-type="string">
            <text:p>TODO register progress from here 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5"/>
          <table:table-cell office:value-type="string" calcext:value-type="string">
            <text:p>`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2"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2"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0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4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 table:style-name="ce19"/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Pi4 – 10 iterations, n=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" office:value-type="string" calcext:value-type="string">
            <text:p>matrix mul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/>
          <table:table-cell>
            <draw:frame draw:z-index="1" draw:style-name="gr1" draw:text-style-name="P1" svg:width="7.5685in" svg:height="4.0055in" svg:x="0.0024in" svg:y="0.1028in">
              <draw:object draw:notify-on-update-of-ranges="Timing.J372:Timing.S372 Timing.I373:Timing.I373 Timing.J373:Timing.S373 Timing.I374:Timing.I374 Timing.J374:Timing.S374 Timing.I375:Timing.I375 Timing.J375:Timing.S375 Timing.I376:Timing.I376 Timing.J376:Timing.S3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/>
          <table:table-cell>
            <draw:frame draw:z-index="2" draw:style-name="gr1" draw:text-style-name="P1" svg:width="9.8051in" svg:height="4.6224in" svg:x="0.2429in" svg:y="0.0319in">
              <draw:object draw:notify-on-update-of-ranges="Timing.J406:Timing.AF406 Timing.I407:Timing.I407 Timing.J407:Timing.AF407 Timing.I408:Timing.I408 Timing.J408:Timing.AF408 Timing.I409:Timing.I409 Timing.J409:Timing.AF409 Timing.I410:Timing.I410 Timing.J410:Timing.AF410 Timing.T526:Timing.T5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v3d sin/cos, 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>
            <draw:frame draw:z-index="3" draw:style-name="gr1" draw:text-style-name="P1" svg:width="7.774in" svg:height="4.3921in" svg:x="0.3059in" svg:y="0.1465in">
              <draw:object draw:notify-on-update-of-ranges="Timing.J928:Timing.AE928 Timing.I929:Timing.I929 Timing.J929:Timing.AE929 Timing.I930:Timing.I930 Timing.J930:Timing.AE930 Timing.I931:Timing.I931 Timing.J931:Timing.AE93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Oops 144 miss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Block Mult– in unit test, 10 iteration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503" calcext:value-type="float">
            <text:p>20210503</text:p>
          </table:table-cell>
          <table:table-cell table:style-name="Default" office:value-type="string" calcext:value-type="string">
            <text:p>e169efd</text:p>
          </table:table-cell>
          <table:table-cell table:style-name="Default" office:value-type="string" calcext:value-type="string">
            <text:p>silke</text:p>
          </table:table-cell>
          <table:table-cell table:style-name="Default" office:value-type="string" calcext:value-type="string">
            <text:p>pi4-64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158161" calcext:value-type="float">
            <text:p>0.158161</text:p>
          </table:table-cell>
          <table:table-cell table:style-name="Default" office:value-type="string" calcext:value-type="string">
            <text:p>compile Full mult</text:p>
          </table:table-cell>
          <table:table-cell table:style-name="ce24" office:value-type="string" calcext:value-type="string">
            <text:p>Commi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120" calcext:value-type="float">
            <text:p>1120</text:p>
          </table:table-cell>
          <table:table-cell office:value-type="float" office:value="1152" calcext:value-type="float">
            <text:p>1152</text:p>
          </table:table-cell>
          <table:table-cell office:value-type="float" office:value="1184" calcext:value-type="float">
            <text:p>1184</text:p>
          </table:table-cell>
          <table:table-cell office:value-type="float" office:value="1216" calcext:value-type="float">
            <text:p>1216</text:p>
          </table:table-cell>
          <table:table-cell office:value-type="float" office:value="1248" calcext:value-type="float">
            <text:p>1248</text:p>
          </table:table-cell>
          <table:table-cell office:value-type="float" office:value="1280" calcext:value-type="float">
            <text:p>1280</text:p>
          </table:table-cell>
          <table:table-cell office:value-type="float" office:value="1312" calcext:value-type="float">
            <text:p>1312</text:p>
          </table:table-cell>
          <table:table-cell office:value-type="float" office:value="1344" calcext:value-type="float">
            <text:p>1344</text:p>
          </table:table-cell>
          <table:table-cell office:value-type="float" office:value="1376" calcext:value-type="float">
            <text:p>1376</text:p>
          </table:table-cell>
          <table:table-cell office:value-type="float" office:value="1408" calcext:value-type="float">
            <text:p>1408</text:p>
          </table:table-cell>
          <table:table-cell office:value-type="float" office:value="1440" calcext:value-type="float">
            <text:p>1440</text:p>
          </table:table-cell>
          <table:table-cell office:value-type="float" office:value="1472" calcext:value-type="float">
            <text:p>1472</text:p>
          </table:table-cell>
          <table:table-cell office:value-type="float" office:value="1504" calcext:value-type="float">
            <text:p>1504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08195" calcext:value-type="float">
            <text:p>0.008195</text:p>
          </table:table-cell>
          <table:table-cell table:style-name="Default" office:value-type="string" calcext:value-type="string">
            <text:p>Full mult</text:p>
          </table:table-cell>
          <table:table-cell table:style-name="Default" office:value-type="string" calcext:value-type="string">
            <text:p>e169efd</text:p>
          </table:table-cell>
          <table:table-cell office:value-type="string" calcext:value-type="string">
            <text:p>P3 full -n=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295973" calcext:value-type="float">
            <text:p>0.295973</text:p>
          </table:table-cell>
          <table:table-cell office:value-type="float" office:value="0.510172" calcext:value-type="float">
            <text:p>0.510172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257056" calcext:value-type="float">
            <text:p>1.257056</text:p>
          </table:table-cell>
          <table:table-cell office:value-type="float" office:value="1.897499" calcext:value-type="float">
            <text:p>1.897499</text:p>
          </table:table-cell>
          <table:table-cell office:value-type="float" office:value="2.419644" calcext:value-type="float">
            <text:p>2.419644</text:p>
          </table:table-cell>
          <table:table-cell office:value-type="float" office:value="3.549483" calcext:value-type="float">
            <text:p>3.549483</text:p>
          </table:table-cell>
          <table:table-cell office:value-type="float" office:value="4.652257" calcext:value-type="float">
            <text:p>4.652257</text:p>
          </table:table-cell>
          <table:table-cell office:value-type="float" office:value="6.023474" calcext:value-type="float">
            <text:p>6.023474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8.91678" calcext:value-type="float">
            <text:p>8.91678</text:p>
          </table:table-cell>
          <table:table-cell office:value-type="float" office:value="10.798172" calcext:value-type="float">
            <text:p>10.798172</text:p>
          </table:table-cell>
          <table:table-cell office:value-type="float" office:value="13.133143" calcext:value-type="float">
            <text:p>13.133143</text:p>
          </table:table-cell>
          <table:table-cell office:value-type="float" office:value="15.184273" calcext:value-type="float">
            <text:p>15.184273</text:p>
          </table:table-cell>
          <table:table-cell office:value-type="float" office:value="17.453051" calcext:value-type="float">
            <text:p>17.453051</text:p>
          </table:table-cell>
          <table:table-cell office:value-type="float" office:value="20.335482" calcext:value-type="float">
            <text:p>20.335482</text:p>
          </table:table-cell>
          <table:table-cell office:value-type="float" office:value="23.861704" calcext:value-type="float">
            <text:p>23.861704</text:p>
          </table:table-cell>
          <table:table-cell office:value-type="float" office:value="24.089616" calcext:value-type="float">
            <text:p>24.089616</text:p>
          </table:table-cell>
          <table:table-cell office:value-type="float" office:value="26.899864" calcext:value-type="float">
            <text:p>26.899864</text:p>
          </table:table-cell>
          <table:table-cell office:value-type="float" office:value="30.480137" calcext:value-type="float">
            <text:p>30.480137</text:p>
          </table:table-cell>
          <table:table-cell office:value-type="float" office:value="34.290126" calcext:value-type="float">
            <text:p>34.290126</text:p>
          </table:table-cell>
          <table:table-cell office:value-type="float" office:value="38.34086" calcext:value-type="float">
            <text:p>38.3408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218" calcext:value-type="float">
            <text:p>0.002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full -n=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59048" calcext:value-type="float">
            <text:p>0.059048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628131" calcext:value-type="float">
            <text:p>0.628131</text:p>
          </table:table-cell>
          <table:table-cell office:value-type="float" office:value="0.934243" calcext:value-type="float">
            <text:p>0.934243</text:p>
          </table:table-cell>
          <table:table-cell office:value-type="float" office:value="1.31319" calcext:value-type="float">
            <text:p>1.3131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38285" calcext:value-type="float">
            <text:p>2.138285</text:p>
          </table:table-cell>
          <table:table-cell office:value-type="float" office:value="2.837682" calcext:value-type="float">
            <text:p>2.837682</text:p>
          </table:table-cell>
          <table:table-cell office:value-type="float" office:value="3.566144" calcext:value-type="float">
            <text:p>3.566144</text:p>
          </table:table-cell>
          <table:table-cell office:value-type="float" office:value="4.284831" calcext:value-type="float">
            <text:p>4.284831</text:p>
          </table:table-cell>
          <table:table-cell office:value-type="float" office:value="4.89005" calcext:value-type="float">
            <text:p>4.89005</text:p>
          </table:table-cell>
          <table:table-cell office:value-type="float" office:value="5.992877" calcext:value-type="float">
            <text:p>5.992877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48187" calcext:value-type="float">
            <text:p>8.848187</text:p>
          </table:table-cell>
          <table:table-cell office:value-type="float" office:value="9.134333" calcext:value-type="float">
            <text:p>9.134333</text:p>
          </table:table-cell>
          <table:table-cell office:value-type="float" office:value="11.169195" calcext:value-type="float">
            <text:p>11.169195</text:p>
          </table:table-cell>
          <table:table-cell office:value-type="float" office:value="11.684691" calcext:value-type="float">
            <text:p>11.684691</text:p>
          </table:table-cell>
          <table:table-cell office:value-type="float" office:value="12.746624" calcext:value-type="float">
            <text:p>12.746624</text:p>
          </table:table-cell>
          <table:table-cell office:value-type="float" office:value="14.38107" calcext:value-type="float">
            <text:p>14.38107</text:p>
          </table:table-cell>
          <table:table-cell office:value-type="float" office:value="16.172447" calcext:value-type="float">
            <text:p>16.172447</text:p>
          </table:table-cell>
          <table:table-cell office:value-type="float" office:value="18.105789" calcext:value-type="float">
            <text:p>18.10578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32</text:p>
          </table:table-cell>
          <table:table-cell office:value-type="float" office:value="0.233765" calcext:value-type="float">
            <text:p>0.233765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3 full -n=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13555" calcext:value-type="float">
            <text:p>0.013555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89945" calcext:value-type="float">
            <text:p>0.389945</text:p>
          </table:table-cell>
          <table:table-cell office:value-type="float" office:value="0.523071" calcext:value-type="float">
            <text:p>0.523071</text:p>
          </table:table-cell>
          <table:table-cell office:value-type="float" office:value="0.749189" calcext:value-type="float">
            <text:p>0.74918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.260941" calcext:value-type="float">
            <text:p>1.260941</text:p>
          </table:table-cell>
          <table:table-cell office:value-type="float" office:value="1.621595" calcext:value-type="float">
            <text:p>1.621595</text:p>
          </table:table-cell>
          <table:table-cell office:value-type="float" office:value="2.030462" calcext:value-type="float">
            <text:p>2.030462</text:p>
          </table:table-cell>
          <table:table-cell office:value-type="float" office:value="2.506006" calcext:value-type="float">
            <text:p>2.506006</text:p>
          </table:table-cell>
          <table:table-cell office:value-type="float" office:value="2.727857" calcext:value-type="float">
            <text:p>2.727857</text:p>
          </table:table-cell>
          <table:table-cell office:value-type="float" office:value="3.405782" calcext:value-type="float">
            <text:p>3.405782</text:p>
          </table:table-cell>
          <table:table-cell office:value-type="float" office:value="3.814954" calcext:value-type="float">
            <text:p>3.814954</text:p>
          </table:table-cell>
          <table:table-cell office:value-type="float" office:value="4.252371" calcext:value-type="float">
            <text:p>4.252371</text:p>
          </table:table-cell>
          <table:table-cell office:value-type="float" office:value="4.960841" calcext:value-type="float">
            <text:p>4.960841</text:p>
          </table:table-cell>
          <table:table-cell office:value-type="float" office:value="5.909477" calcext:value-type="float">
            <text:p>5.909477</text:p>
          </table:table-cell>
          <table:table-cell office:value-type="float" office:value="6.149574" calcext:value-type="float">
            <text:p>6.149574</text:p>
          </table:table-cell>
          <table:table-cell office:value-type="float" office:value="6.840235" calcext:value-type="float">
            <text:p>6.840235</text:p>
          </table:table-cell>
          <table:table-cell office:value-type="float" office:value="8.632327" calcext:value-type="float">
            <text:p>8.632327</text:p>
          </table:table-cell>
          <table:table-cell office:value-type="float" office:value="9.171333" calcext:value-type="float">
            <text:p>9.171333</text:p>
          </table:table-cell>
          <table:table-cell office:value-type="float" office:value="9.976311" calcext:value-type="float">
            <text:p>9.97631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14208" calcext:value-type="float">
            <text:p>0.014208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3 full -n=12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00714" calcext:value-type="float">
            <text:p>0.300714</text:p>
          </table:table-cell>
          <table:table-cell office:value-type="float" office:value="0.429994" calcext:value-type="float">
            <text:p>0.429994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746288" calcext:value-type="float">
            <text:p>0.746288</text:p>
          </table:table-cell>
          <table:table-cell office:value-type="float" office:value="0.912538" calcext:value-type="float">
            <text:p>0.912538</text:p>
          </table:table-cell>
          <table:table-cell office:value-type="float" office:value="1.234952" calcext:value-type="float">
            <text:p>1.234952</text:p>
          </table:table-cell>
          <table:table-cell office:value-type="float" office:value="1.514788" calcext:value-type="float">
            <text:p>1.514788</text:p>
          </table:table-cell>
          <table:table-cell office:value-type="float" office:value="1.880915" calcext:value-type="float">
            <text:p>1.880915</text:p>
          </table:table-cell>
          <table:table-cell office:value-type="float" office:value="1.884774" calcext:value-type="float">
            <text:p>1.884774</text:p>
          </table:table-cell>
          <table:table-cell office:value-type="float" office:value="2.152213" calcext:value-type="float">
            <text:p>2.152213</text:p>
          </table:table-cell>
          <table:table-cell office:value-type="float" office:value="2.613264" calcext:value-type="float">
            <text:p>2.613264</text:p>
          </table:table-cell>
          <table:table-cell office:value-type="float" office:value="3.033747" calcext:value-type="float">
            <text:p>3.033747</text:p>
          </table:table-cell>
          <table:table-cell office:value-type="float" office:value="3.526375" calcext:value-type="float">
            <text:p>3.526375</text:p>
          </table:table-cell>
          <table:table-cell office:value-type="float" office:value="3.987187" calcext:value-type="float">
            <text:p>3.987187</text:p>
          </table:table-cell>
          <table:table-cell office:value-type="float" office:value="4.257734" calcext:value-type="float">
            <text:p>4.257734</text:p>
          </table:table-cell>
          <table:table-cell office:value-type="float" office:value="4.885092" calcext:value-type="float">
            <text:p>4.885092</text:p>
          </table:table-cell>
          <table:table-cell office:value-type="float" office:value="5.689846" calcext:value-type="float">
            <text:p>5.689846</text:p>
          </table:table-cell>
          <table:table-cell office:value-type="float" office:value="6.469028" calcext:value-type="float">
            <text:p>6.469028</text:p>
          </table:table-cell>
          <table:table-cell office:value-type="float" office:value="7.03932" calcext:value-type="float">
            <text:p>7.0393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99" calcext:value-type="float">
            <text:p>0.00299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</text:p>
          </table:table-cell>
          <table:table-cell office:value-type="float" office:value="0.023492" calcext:value-type="float">
            <text:p>0.023492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432476" calcext:value-type="float">
            <text:p>0.432476</text:p>
          </table:table-cell>
          <table:table-cell office:value-type="float" office:value="0.811154" calcext:value-type="float">
            <text:p>0.811154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822423" calcext:value-type="float">
            <text:p>1.822423</text:p>
          </table:table-cell>
          <table:table-cell office:value-type="float" office:value="2.653614" calcext:value-type="float">
            <text:p>2.653614</text:p>
          </table:table-cell>
          <table:table-cell office:value-type="float" office:value="3.51391" calcext:value-type="float">
            <text:p>3.51391</text:p>
          </table:table-cell>
          <table:table-cell office:value-type="float" office:value="4.766537" calcext:value-type="float">
            <text:p>4.766537</text:p>
          </table:table-cell>
          <table:table-cell office:value-type="float" office:value="5.941849" calcext:value-type="float">
            <text:p>5.941849</text:p>
          </table:table-cell>
          <table:table-cell office:value-type="float" office:value="7.56293" calcext:value-type="float">
            <text:p>7.56293</text:p>
          </table:table-cell>
          <table:table-cell office:value-type="float" office:value="9.405276" calcext:value-type="float">
            <text:p>9.405276</text:p>
          </table:table-cell>
          <table:table-cell office:value-type="float" office:value="11.213092" calcext:value-type="float">
            <text:p>11.213092</text:p>
          </table:table-cell>
          <table:table-cell office:value-type="float" office:value="13.573387" calcext:value-type="float">
            <text:p>13.573387</text:p>
          </table:table-cell>
          <table:table-cell office:value-type="float" office:value="15.77623" calcext:value-type="float">
            <text:p>15.77623</text:p>
          </table:table-cell>
          <table:table-cell office:value-type="float" office:value="18.750967" calcext:value-type="float">
            <text:p>18.750967</text:p>
          </table:table-cell>
          <table:table-cell office:value-type="float" office:value="21.427746" calcext:value-type="float">
            <text:p>21.427746</text:p>
          </table:table-cell>
          <table:table-cell office:value-type="float" office:value="23.842691" calcext:value-type="float">
            <text:p>23.842691</text:p>
          </table:table-cell>
          <table:table-cell office:value-type="float" office:value="27.837709" calcext:value-type="float">
            <text:p>27.837709</text:p>
          </table:table-cell>
          <table:table-cell office:value-type="float" office:value="30.810301" calcext:value-type="float">
            <text:p>30.810301</text:p>
          </table:table-cell>
          <table:table-cell office:value-type="float" office:value="34.939077" calcext:value-type="float">
            <text:p>34.939077</text:p>
          </table:table-cell>
          <table:table-cell office:value-type="float" office:value="39.012501" calcext:value-type="float">
            <text:p>39.012501</text:p>
          </table:table-cell>
          <table:table-cell office:value-type="float" office:value="43.784555" calcext:value-type="float">
            <text:p>43.784555</text:p>
          </table:table-cell>
          <table:table-cell office:value-type="float" office:value="48.447356" calcext:value-type="float">
            <text:p>48.447356</text:p>
          </table:table-cell>
          <table:table-cell office:value-type="float" office:value="53.973023" calcext:value-type="float">
            <text:p>53.973023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174235" calcext:value-type="float">
            <text:p>0.174235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3 block -n=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74096" calcext:value-type="float">
            <text:p>0.074096</text:p>
          </table:table-cell>
          <table:table-cell office:value-type="float" office:value="0.148374" calcext:value-type="float">
            <text:p>0.148374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809925" calcext:value-type="float">
            <text:p>0.809925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1.992679" calcext:value-type="float">
            <text:p>1.992679</text:p>
          </table:table-cell>
          <table:table-cell office:value-type="float" office:value="2.480137" calcext:value-type="float">
            <text:p>2.480137</text:p>
          </table:table-cell>
          <table:table-cell office:value-type="float" office:value="3.249081" calcext:value-type="float">
            <text:p>3.249081</text:p>
          </table:table-cell>
          <table:table-cell office:value-type="float" office:value="3.889204" calcext:value-type="float">
            <text:p>3.889204</text:p>
          </table:table-cell>
          <table:table-cell office:value-type="float" office:value="4.880118" calcext:value-type="float">
            <text:p>4.880118</text:p>
          </table:table-cell>
          <table:table-cell office:value-type="float" office:value="5.152932" calcext:value-type="float">
            <text:p>5.152932</text:p>
          </table:table-cell>
          <table:table-cell office:value-type="float" office:value="6.492736" calcext:value-type="float">
            <text:p>6.492736</text:p>
          </table:table-cell>
          <table:table-cell office:value-type="float" office:value="7.587917" calcext:value-type="float">
            <text:p>7.587917</text:p>
          </table:table-cell>
          <table:table-cell office:value-type="float" office:value="9.138817" calcext:value-type="float">
            <text:p>9.138817</text:p>
          </table:table-cell>
          <table:table-cell office:value-type="float" office:value="10.127571" calcext:value-type="float">
            <text:p>10.127571</text:p>
          </table:table-cell>
          <table:table-cell office:value-type="float" office:value="11.445454" calcext:value-type="float">
            <text:p>11.445454</text:p>
          </table:table-cell>
          <table:table-cell office:value-type="float" office:value="11.985164" calcext:value-type="float">
            <text:p>11.985164</text:p>
          </table:table-cell>
          <table:table-cell office:value-type="float" office:value="13.621269" calcext:value-type="float">
            <text:p>13.621269</text:p>
          </table:table-cell>
          <table:table-cell office:value-type="float" office:value="17.288281" calcext:value-type="float">
            <text:p>17.288281</text:p>
          </table:table-cell>
          <table:table-cell office:value-type="float" office:value="19.293726" calcext:value-type="float">
            <text:p>19.293726</text:p>
          </table:table-cell>
          <table:table-cell office:value-type="float" office:value="21.526641" calcext:value-type="float">
            <text:p>21.526641</text:p>
          </table:table-cell>
          <table:table-cell office:value-type="float" office:value="23.492025" calcext:value-type="float">
            <text:p>23.492025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31683" calcext:value-type="float">
            <text:p>0.031683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office:value-type="string" calcext:value-type="string">
            <text:p>Pi3 block -n=8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186041" calcext:value-type="float">
            <text:p>0.186041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95829" calcext:value-type="float">
            <text:p>0.395829</text:p>
          </table:table-cell>
          <table:table-cell office:value-type="float" office:value="0.540941" calcext:value-type="float">
            <text:p>0.540941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1.392117" calcext:value-type="float">
            <text:p>1.392117</text:p>
          </table:table-cell>
          <table:table-cell office:value-type="float" office:value="1.611516" calcext:value-type="float">
            <text:p>1.611516</text:p>
          </table:table-cell>
          <table:table-cell office:value-type="float" office:value="2.072468" calcext:value-type="float">
            <text:p>2.072468</text:p>
          </table:table-cell>
          <table:table-cell office:value-type="float" office:value="2.485468" calcext:value-type="float">
            <text:p>2.485468</text:p>
          </table:table-cell>
          <table:table-cell office:value-type="float" office:value="2.878172" calcext:value-type="float">
            <text:p>2.878172</text:p>
          </table:table-cell>
          <table:table-cell office:value-type="float" office:value="3.009091" calcext:value-type="float">
            <text:p>3.009091</text:p>
          </table:table-cell>
          <table:table-cell office:value-type="float" office:value="3.766742" calcext:value-type="float">
            <text:p>3.766742</text:p>
          </table:table-cell>
          <table:table-cell office:value-type="float" office:value="4.303339" calcext:value-type="float">
            <text:p>4.303339</text:p>
          </table:table-cell>
          <table:table-cell office:value-type="float" office:value="4.709142" calcext:value-type="float">
            <text:p>4.709142</text:p>
          </table:table-cell>
          <table:table-cell office:value-type="float" office:value="5.685758" calcext:value-type="float">
            <text:p>5.685758</text:p>
          </table:table-cell>
          <table:table-cell office:value-type="float" office:value="6.322344" calcext:value-type="float">
            <text:p>6.322344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7.854706" calcext:value-type="float">
            <text:p>7.854706</text:p>
          </table:table-cell>
          <table:table-cell office:value-type="float" office:value="9.133705" calcext:value-type="float">
            <text:p>9.133705</text:p>
          </table:table-cell>
          <table:table-cell office:value-type="float" office:value="9.779765" calcext:value-type="float">
            <text:p>9.779765</text:p>
          </table:table-cell>
          <table:table-cell office:value-type="float" office:value="10.549616" calcext:value-type="float">
            <text:p>10.549616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6218" calcext:value-type="float">
            <text:p>0.006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2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61906" calcext:value-type="float">
            <text:p>0.061906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451143" calcext:value-type="float">
            <text:p>0.451143</text:p>
          </table:table-cell>
          <table:table-cell office:value-type="float" office:value="0.43534" calcext:value-type="float">
            <text:p>0.43534</text:p>
          </table:table-cell>
          <table:table-cell office:value-type="float" office:value="0.806895" calcext:value-type="float">
            <text:p>0.806895</text:p>
          </table:table-cell>
          <table:table-cell office:value-type="float" office:value="1.011592" calcext:value-type="float">
            <text:p>1.011592</text:p>
          </table:table-cell>
          <table:table-cell office:value-type="float" office:value="1.241624" calcext:value-type="float">
            <text:p>1.241624</text:p>
          </table:table-cell>
          <table:table-cell office:value-type="float" office:value="1.510554" calcext:value-type="float">
            <text:p>1.510554</text:p>
          </table:table-cell>
          <table:table-cell office:value-type="float" office:value="1.819359" calcext:value-type="float">
            <text:p>1.819359</text:p>
          </table:table-cell>
          <table:table-cell office:value-type="float" office:value="1.681095" calcext:value-type="float">
            <text:p>1.681095</text:p>
          </table:table-cell>
          <table:table-cell office:value-type="float" office:value="2.131472" calcext:value-type="float">
            <text:p>2.131472</text:p>
          </table:table-cell>
          <table:table-cell office:value-type="float" office:value="2.514422" calcext:value-type="float">
            <text:p>2.514422</text:p>
          </table:table-cell>
          <table:table-cell office:value-type="float" office:value="2.836226" calcext:value-type="float">
            <text:p>2.836226</text:p>
          </table:table-cell>
          <table:table-cell office:value-type="float" office:value="3.250722" calcext:value-type="float">
            <text:p>3.250722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4.196757" calcext:value-type="float">
            <text:p>4.196757</text:p>
          </table:table-cell>
          <table:table-cell office:value-type="float" office:value="4.797926" calcext:value-type="float">
            <text:p>4.797926</text:p>
          </table:table-cell>
          <table:table-cell office:value-type="float" office:value="5.46686" calcext:value-type="float">
            <text:p>5.46686</text:p>
          </table:table-cell>
          <table:table-cell office:value-type="float" office:value="6.088581" calcext:value-type="float">
            <text:p>6.088581</text:p>
          </table:table-cell>
          <table:table-cell office:value-type="float" office:value="6.721509" calcext:value-type="float">
            <text:p>6.721509</text:p>
          </table:table-cell>
          <table:table-cell office:value-type="float" office:value="7.880914" calcext:value-type="float">
            <text:p>7.880914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276149" calcext:value-type="float">
            <text:p>0.276149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4-64 full -n=1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145685" calcext:value-type="float">
            <text:p>0.145685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563212" calcext:value-type="float">
            <text:p>0.563212</text:p>
          </table:table-cell>
          <table:table-cell office:value-type="float" office:value="0.790538" calcext:value-type="float">
            <text:p>0.790538</text:p>
          </table:table-cell>
          <table:table-cell office:value-type="float" office:value="1.205929" calcext:value-type="float">
            <text:p>1.205929</text:p>
          </table:table-cell>
          <table:table-cell office:value-type="float" office:value="1.590564" calcext:value-type="float">
            <text:p>1.590564</text:p>
          </table:table-cell>
          <table:table-cell office:value-type="float" office:value="1.998456" calcext:value-type="float">
            <text:p>1.998456</text:p>
          </table:table-cell>
          <table:table-cell office:value-type="float" office:value="2.543847" calcext:value-type="float">
            <text:p>2.543847</text:p>
          </table:table-cell>
          <table:table-cell office:value-type="float" office:value="3.120268" calcext:value-type="float">
            <text:p>3.120268</text:p>
          </table:table-cell>
          <table:table-cell office:value-type="float" office:value="3.805345" calcext:value-type="float">
            <text:p>3.805345</text:p>
          </table:table-cell>
          <table:table-cell office:value-type="float" office:value="4.615666" calcext:value-type="float">
            <text:p>4.61566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8.378145" calcext:value-type="float">
            <text:p>8.378145</text:p>
          </table:table-cell>
          <table:table-cell office:value-type="float" office:value="8.818791" calcext:value-type="float">
            <text:p>8.818791</text:p>
          </table:table-cell>
          <table:table-cell office:value-type="float" office:value="10.090119" calcext:value-type="float">
            <text:p>10.090119</text:p>
          </table:table-cell>
          <table:table-cell office:value-type="float" office:value="13.235677" calcext:value-type="float">
            <text:p>13.235677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20.806862" calcext:value-type="float">
            <text:p>20.806862</text:p>
          </table:table-cell>
          <table:table-cell office:value-type="float" office:value="32.432152" calcext:value-type="float">
            <text:p>32.432152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24.069571" calcext:value-type="float">
            <text:p>24.06957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55811" calcext:value-type="float">
            <text:p>0.055811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4-64 full -n=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8609" calcext:value-type="float">
            <text:p>0.088609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49402" calcext:value-type="float">
            <text:p>0.249402</text:p>
          </table:table-cell>
          <table:table-cell office:value-type="float" office:value="0.304661" calcext:value-type="float">
            <text:p>0.304661</text:p>
          </table:table-cell>
          <table:table-cell office:value-type="float" office:value="0.399475" calcext:value-type="float">
            <text:p>0.399475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1.434297" calcext:value-type="float">
            <text:p>1.434297</text:p>
          </table:table-cell>
          <table:table-cell office:value-type="float" office:value="1.699447" calcext:value-type="float">
            <text:p>1.699447</text:p>
          </table:table-cell>
          <table:table-cell office:value-type="float" office:value="1.140655" calcext:value-type="float">
            <text:p>1.140655</text:p>
          </table:table-cell>
          <table:table-cell office:value-type="float" office:value="2.378088" calcext:value-type="float">
            <text:p>2.378088</text:p>
          </table:table-cell>
          <table:table-cell office:value-type="float" office:value="2.748344" calcext:value-type="float">
            <text:p>2.748344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376304" calcext:value-type="float">
            <text:p>3.376304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2.970874" calcext:value-type="float">
            <text:p>2.97087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9281" calcext:value-type="float">
            <text:p>0.00928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4-64 block -n=1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55811" calcext:value-type="float">
            <text:p>0.05581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583035" calcext:value-type="float">
            <text:p>0.583035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1.146657" calcext:value-type="float">
            <text:p>1.146657</text:p>
          </table:table-cell>
          <table:table-cell office:value-type="float" office:value="1.510728" calcext:value-type="float">
            <text:p>1.510728</text:p>
          </table:table-cell>
          <table:table-cell office:value-type="float" office:value="1.952475" calcext:value-type="float">
            <text:p>1.952475</text:p>
          </table:table-cell>
          <table:table-cell office:value-type="float" office:value="2.913386" calcext:value-type="float">
            <text:p>2.913386</text:p>
          </table:table-cell>
          <table:table-cell office:value-type="float" office:value="6.452958" calcext:value-type="float">
            <text:p>6.452958</text:p>
          </table:table-cell>
          <table:table-cell office:value-type="float" office:value="5.735005" calcext:value-type="float">
            <text:p>5.735005</text:p>
          </table:table-cell>
          <table:table-cell office:value-type="float" office:value="8.630354" calcext:value-type="float">
            <text:p>8.630354</text:p>
          </table:table-cell>
          <table:table-cell office:value-type="float" office:value="7.770251" calcext:value-type="float">
            <text:p>7.770251</text:p>
          </table:table-cell>
          <table:table-cell office:value-type="float" office:value="9.957042" calcext:value-type="float">
            <text:p>9.957042</text:p>
          </table:table-cell>
          <table:table-cell office:value-type="float" office:value="13.020107" calcext:value-type="float">
            <text:p>13.020107</text:p>
          </table:table-cell>
          <table:table-cell office:value-type="float" office:value="13.820134" calcext:value-type="float">
            <text:p>13.820134</text:p>
          </table:table-cell>
          <table:table-cell office:value-type="float" office:value="18.405699" calcext:value-type="float">
            <text:p>18.405699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17.365067" calcext:value-type="float">
            <text:p>17.365067</text:p>
          </table:table-cell>
          <table:table-cell office:value-type="float" office:value="27.595544" calcext:value-type="float">
            <text:p>27.595544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33.35246" calcext:value-type="float">
            <text:p>33.35246</text:p>
          </table:table-cell>
          <table:table-cell office:value-type="float" office:value="35.146882" calcext:value-type="float">
            <text:p>35.146882</text:p>
          </table:table-cell>
          <table:table-cell office:value-type="float" office:value="39.42689" calcext:value-type="float">
            <text:p>39.42689</text:p>
          </table:table-cell>
          <table:table-cell office:value-type="float" office:value="43.334053" calcext:value-type="float">
            <text:p>43.334053</text:p>
          </table:table-cell>
          <table:table-cell office:value-type="float" office:value="45.185393" calcext:value-type="float">
            <text:p>45.185393</text:p>
          </table:table-cell>
          <table:table-cell office:value-type="float" office:value="49.938726" calcext:value-type="float">
            <text:p>49.938726</text:p>
          </table:table-cell>
          <table:table-cell office:value-type="float" office:value="50.339155" calcext:value-type="float">
            <text:p>50.339155</text:p>
          </table:table-cell>
          <table:table-cell office:value-type="float" office:value="55.670253" calcext:value-type="float">
            <text:p>55.670253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225707" calcext:value-type="float">
            <text:p>0.225707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4-64 block -n=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58297" calcext:value-type="float">
            <text:p>0.058297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221307" calcext:value-type="float">
            <text:p>0.22130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1.083806" calcext:value-type="float">
            <text:p>1.083806</text:p>
          </table:table-cell>
          <table:table-cell office:value-type="float" office:value="1.291524" calcext:value-type="float">
            <text:p>1.291524</text:p>
          </table:table-cell>
          <table:table-cell office:value-type="float" office:value="1.536153" calcext:value-type="float">
            <text:p>1.536153</text:p>
          </table:table-cell>
          <table:table-cell office:value-type="float" office:value="1.7882" calcext:value-type="float">
            <text:p>1.7882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2.397848" calcext:value-type="float">
            <text:p>2.397848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128687" calcext:value-type="float">
            <text:p>3.128687</text:p>
          </table:table-cell>
          <table:table-cell office:value-type="float" office:value="3.81947" calcext:value-type="float">
            <text:p>3.81947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4.075937" calcext:value-type="float">
            <text:p>4.075937</text:p>
          </table:table-cell>
          <table:table-cell office:value-type="float" office:value="5.115052" calcext:value-type="float">
            <text:p>5.115052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5.258296" calcext:value-type="float">
            <text:p>5.258296</text:p>
          </table:table-cell>
          <table:table-cell office:value-type="float" office:value="6.711325" calcext:value-type="float">
            <text:p>6.711325</text:p>
          </table:table-cell>
          <table:table-cell office:value-type="float" office:value="5.198809" calcext:value-type="float">
            <text:p>5.198809</text:p>
          </table:table-cell>
          <table:table-cell office:value-type="float" office:value="5.689355" calcext:value-type="float">
            <text:p>5.689355</text:p>
          </table:table-cell>
          <table:table-cell office:value-type="float" office:value="5.948296" calcext:value-type="float">
            <text:p>5.948296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07533" calcext:value-type="float">
            <text:p>0.07533</text:p>
          </table:table-cell>
          <table:table-cell table:style-name="Default" office:value-type="string" calcext:value-type="string">
            <text:p>Full mult</text:p>
          </table:table-cell>
          <table:table-cell table:style-name="ce18" office:value-type="string" calcext:value-type="string">
            <text:p>9efab2b</text:p>
          </table:table-cell>
          <table:table-cell office:value-type="string" calcext:value-type="string">
            <text:p>V2 Pi4-64 full -n=8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61852" calcext:value-type="float">
            <text:p>0.061852</text:p>
          </table:table-cell>
          <table:table-cell office:value-type="float" office:value="0.09072" calcext:value-type="float">
            <text:p>0.0907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0.248973" calcext:value-type="float">
            <text:p>0.248973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0.395509" calcext:value-type="float">
            <text:p>0.395509</text:p>
          </table:table-cell>
          <table:table-cell office:value-type="float" office:value="0.484564" calcext:value-type="float">
            <text:p>0.484564</text:p>
          </table:table-cell>
          <table:table-cell office:value-type="float" office:value="0.576945" calcext:value-type="float">
            <text:p>0.576945</text:p>
          </table:table-cell>
          <table:table-cell office:value-type="float" office:value="0.660833" calcext:value-type="float">
            <text:p>0.660833</text:p>
          </table:table-cell>
          <table:table-cell office:value-type="float" office:value="0.817202" calcext:value-type="float">
            <text:p>0.817202</text:p>
          </table:table-cell>
          <table:table-cell office:value-type="float" office:value="0.967498" calcext:value-type="float">
            <text:p>0.967498</text:p>
          </table:table-cell>
          <table:table-cell office:value-type="float" office:value="1.135864" calcext:value-type="float">
            <text:p>1.1358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1.522149" calcext:value-type="float">
            <text:p>1.522149</text:p>
          </table:table-cell>
          <table:table-cell office:value-type="float" office:value="1.757971" calcext:value-type="float">
            <text:p>1.757971</text:p>
          </table:table-cell>
          <table:table-cell office:value-type="float" office:value="2.005699" calcext:value-type="float">
            <text:p>2.005699</text:p>
          </table:table-cell>
          <table:table-cell office:value-type="float" office:value="2.281836" calcext:value-type="float">
            <text:p>2.281836</text:p>
          </table:table-cell>
          <table:table-cell office:value-type="float" office:value="2.579612" calcext:value-type="float">
            <text:p>2.579612</text:p>
          </table:table-cell>
          <table:table-cell office:value-type="float" office:value="2.905764" calcext:value-type="float">
            <text:p>2.9057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1341" calcext:value-type="float">
            <text:p>0.0134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V2 Pi4-64 block -n=8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092567" calcext:value-type="float">
            <text:p>0.092567</text:p>
          </table:table-cell>
          <table:table-cell office:value-type="float" office:value="0.122295" calcext:value-type="float">
            <text:p>0.12229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20375" calcext:value-type="float">
            <text:p>0.220375</text:p>
          </table:table-cell>
          <table:table-cell office:value-type="float" office:value="0.288439" calcext:value-type="float">
            <text:p>0.288439</text:p>
          </table:table-cell>
          <table:table-cell office:value-type="float" office:value="0.418655" calcext:value-type="float">
            <text:p>0.418655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631981" calcext:value-type="float">
            <text:p>0.631981</text:p>
          </table:table-cell>
          <table:table-cell office:value-type="float" office:value="0.744844" calcext:value-type="float">
            <text:p>0.744844</text:p>
          </table:table-cell>
          <table:table-cell office:value-type="float" office:value="0.885581" calcext:value-type="float">
            <text:p>0.885581</text:p>
          </table:table-cell>
          <table:table-cell office:value-type="float" office:value="1.044115" calcext:value-type="float">
            <text:p>1.044115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41101" calcext:value-type="float">
            <text:p>1.41101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1.843521" calcext:value-type="float">
            <text:p>1.843521</text:p>
          </table:table-cell>
          <table:table-cell office:value-type="float" office:value="2.209391" calcext:value-type="float">
            <text:p>2.209391</text:p>
          </table:table-cell>
          <table:table-cell office:value-type="float" office:value="2.380627" calcext:value-type="float">
            <text:p>2.380627</text:p>
          </table:table-cell>
          <table:table-cell office:value-type="float" office:value="2.699806" calcext:value-type="float">
            <text:p>2.699806</text:p>
          </table:table-cell>
          <table:table-cell office:value-type="float" office:value="3.003518" calcext:value-type="float">
            <text:p>3.003518</text:p>
          </table:table-cell>
          <table:table-cell office:value-type="float" office:value="3.430104" calcext:value-type="float">
            <text:p>3.430104</text:p>
          </table:table-cell>
          <table:table-cell office:value-type="float" office:value="3.709641" calcext:value-type="float">
            <text:p>3.709641</text:p>
          </table:table-cell>
          <table:table-cell office:value-type="float" office:value="4.034827" calcext:value-type="float">
            <text:p>4.034827</text:p>
          </table:table-cell>
          <table:table-cell office:value-type="float" office:value="4.420161" calcext:value-type="float">
            <text:p>4.420161</text:p>
          </table:table-cell>
          <table:table-cell office:value-type="float" office:value="5.183529" calcext:value-type="float">
            <text:p>5.183529</text:p>
          </table:table-cell>
          <table:table-cell office:value-type="float" office:value="5.086924" calcext:value-type="float">
            <text:p>5.086924</text:p>
          </table:table-cell>
          <table:table-cell office:value-type="float" office:value="6.116228" calcext:value-type="float">
            <text:p>6.116228</text:p>
          </table:table-cell>
          <table:table-cell office:value-type="float" office:value="6.212815" calcext:value-type="float">
            <text:p>6.212815</text:p>
          </table:table-cell>
          <table:table-cell office:value-type="float" office:value="6.849411" calcext:value-type="float">
            <text:p>6.849411</text:p>
          </table:table-cell>
          <table:table-cell office:value-type="float" office:value="7.450314" calcext:value-type="float">
            <text:p>7.450314</text:p>
          </table:table-cell>
          <table:table-cell office:value-type="float" office:value="8.165679" calcext:value-type="float">
            <text:p>8.165679</text:p>
          </table:table-cell>
          <table:table-cell office:value-type="float" office:value="9.423962" calcext:value-type="float">
            <text:p>9.423962</text:p>
          </table:table-cell>
          <table:table-cell office:value-type="float" office:value="9.840509" calcext:value-type="float">
            <text:p>9.840509</text:p>
          </table:table-cell>
          <table:table-cell office:value-type="float" office:value="11.637999" calcext:value-type="float">
            <text:p>11.637999</text:p>
          </table:table-cell>
          <table:table-cell office:value-type="float" office:value="11.248815" calcext:value-type="float">
            <text:p>11.248815</text:p>
          </table:table-cell>
          <table:table-cell office:value-type="float" office:value="12.936267" calcext:value-type="float">
            <text:p>12.936267</text:p>
          </table:table-cell>
          <table:table-cell office:value-type="float" office:value="13.110754" calcext:value-type="float">
            <text:p>13.110754</text:p>
          </table:table-cell>
          <table:table-cell office:value-type="float" office:value="14.664275" calcext:value-type="float">
            <text:p>14.664275</text:p>
          </table:table-cell>
          <table:table-cell office:value-type="float" office:value="15.758054" calcext:value-type="float">
            <text:p>15.758054</text:p>
          </table:table-cell>
          <table:table-cell office:value-type="float" office:value="17.786911" calcext:value-type="float">
            <text:p>17.786911</text:p>
          </table:table-cell>
          <table:table-cell office:value-type="float" office:value="19.000269" calcext:value-type="float">
            <text:p>19.000269</text:p>
          </table:table-cell>
          <table:table-cell office:value-type="float" office:value="19.332735" calcext:value-type="float">
            <text:p>19.332735</text:p>
          </table:table-cell>
          <table:table-cell office:value-type="float" office:value="21.246057" calcext:value-type="float">
            <text:p>21.246057</text:p>
          </table:table-cell>
          <table:table-cell table:number-columns-repeated="96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308183" calcext:value-type="float">
            <text:p>0.308183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V2 Pi3 full -n=12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49502" calcext:value-type="float">
            <text:p>0.049502</text:p>
          </table:table-cell>
          <table:table-cell office:value-type="float" office:value="0.088238" calcext:value-type="float">
            <text:p>0.088238</text:p>
          </table:table-cell>
          <table:table-cell office:value-type="float" office:value="0.137754" calcext:value-type="float">
            <text:p>0.137754</text:p>
          </table:table-cell>
          <table:table-cell office:value-type="float" office:value="0.206628" calcext:value-type="float">
            <text:p>0.206628</text:p>
          </table:table-cell>
          <table:table-cell office:value-type="float" office:value="0.283241" calcext:value-type="float">
            <text:p>0.283241</text:p>
          </table:table-cell>
          <table:table-cell office:value-type="float" office:value="0.408109" calcext:value-type="float">
            <text:p>0.408109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823707" calcext:value-type="float">
            <text:p>0.823707</text:p>
          </table:table-cell>
          <table:table-cell office:value-type="float" office:value="1.127821" calcext:value-type="float">
            <text:p>1.127821</text:p>
          </table:table-cell>
          <table:table-cell office:value-type="float" office:value="1.537752" calcext:value-type="float">
            <text:p>1.537752</text:p>
          </table:table-cell>
          <table:table-cell office:value-type="float" office:value="1.736303" calcext:value-type="float">
            <text:p>1.736303</text:p>
          </table:table-cell>
          <table:table-cell office:value-type="float" office:value="2.131585" calcext:value-type="float">
            <text:p>2.131585</text:p>
          </table:table-cell>
          <table:table-cell office:value-type="float" office:value="2.567958" calcext:value-type="float">
            <text:p>2.567958</text:p>
          </table:table-cell>
          <table:table-cell office:value-type="float" office:value="2.936966" calcext:value-type="float">
            <text:p>2.936966</text:p>
          </table:table-cell>
          <table:table-cell office:value-type="float" office:value="3.508749" calcext:value-type="float">
            <text:p>3.508749</text:p>
          </table:table-cell>
          <table:table-cell office:value-type="float" office:value="4.172168" calcext:value-type="float">
            <text:p>4.172168</text:p>
          </table:table-cell>
          <table:table-cell office:value-type="float" office:value="4.508596" calcext:value-type="float">
            <text:p>4.508596</text:p>
          </table:table-cell>
          <table:table-cell office:value-type="float" office:value="4.938383" calcext:value-type="float">
            <text:p>4.938383</text:p>
          </table:table-cell>
          <table:table-cell office:value-type="float" office:value="5.574033" calcext:value-type="float">
            <text:p>5.574033</text:p>
          </table:table-cell>
          <table:table-cell office:value-type="float" office:value="6.099662" calcext:value-type="float">
            <text:p>6.099662</text:p>
          </table:table-cell>
          <table:table-cell office:value-type="float" office:value="7.003264" calcext:value-type="float">
            <text:p>7.0032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129277" calcext:value-type="float">
            <text:p>0.129277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V2 Pi3 block -n=12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62882" calcext:value-type="float">
            <text:p>0.062882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302475" calcext:value-type="float">
            <text:p>0.302475</text:p>
          </table:table-cell>
          <table:table-cell office:value-type="float" office:value="0.425915" calcext:value-type="float">
            <text:p>0.425915</text:p>
          </table:table-cell>
          <table:table-cell office:value-type="float" office:value="0.578733" calcext:value-type="float">
            <text:p>0.578733</text:p>
          </table:table-cell>
          <table:table-cell office:value-type="float" office:value="0.770201" calcext:value-type="float">
            <text:p>0.770201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1.482526" calcext:value-type="float">
            <text:p>1.482526</text:p>
          </table:table-cell>
          <table:table-cell office:value-type="float" office:value="1.948926" calcext:value-type="float">
            <text:p>1.948926</text:p>
          </table:table-cell>
          <table:table-cell office:value-type="float" office:value="2.159858" calcext:value-type="float">
            <text:p>2.159858</text:p>
          </table:table-cell>
          <table:table-cell office:value-type="float" office:value="2.503458" calcext:value-type="float">
            <text:p>2.503458</text:p>
          </table:table-cell>
          <table:table-cell office:value-type="float" office:value="3.042771" calcext:value-type="float">
            <text:p>3.042771</text:p>
          </table:table-cell>
          <table:table-cell office:value-type="float" office:value="3.473809" calcext:value-type="float">
            <text:p>3.473809</text:p>
          </table:table-cell>
          <table:table-cell office:value-type="float" office:value="4.102834" calcext:value-type="float">
            <text:p>4.102834</text:p>
          </table:table-cell>
          <table:table-cell office:value-type="float" office:value="4.596321" calcext:value-type="float">
            <text:p>4.596321</text:p>
          </table:table-cell>
          <table:table-cell office:value-type="float" office:value="5.094881" calcext:value-type="float">
            <text:p>5.094881</text:p>
          </table:table-cell>
          <table:table-cell office:value-type="float" office:value="5.851021" calcext:value-type="float">
            <text:p>5.851021</text:p>
          </table:table-cell>
          <table:table-cell office:value-type="float" office:value="6.219203" calcext:value-type="float">
            <text:p>6.219203</text:p>
          </table:table-cell>
          <table:table-cell office:value-type="float" office:value="7.424513" calcext:value-type="float">
            <text:p>7.424513</text:p>
          </table:table-cell>
          <table:table-cell office:value-type="float" office:value="8.147472" calcext:value-type="float">
            <text:p>8.147472</text:p>
          </table:table-cell>
          <table:table-cell office:value-type="float" office:value="8.746738" calcext:value-type="float">
            <text:p>8.746738</text:p>
          </table:table-cell>
          <table:table-cell office:value-type="float" office:value="9.871992" calcext:value-type="float">
            <text:p>9.871992</text:p>
          </table:table-cell>
          <table:table-cell office:value-type="float" office:value="10.869934" calcext:value-type="float">
            <text:p>10.869934</text:p>
          </table:table-cell>
          <table:table-cell office:value-type="float" office:value="11.895821" calcext:value-type="float">
            <text:p>11.895821</text:p>
          </table:table-cell>
          <table:table-cell office:value-type="float" office:value="12.70857" calcext:value-type="float">
            <text:p>12.70857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20125" calcext:value-type="float">
            <text:p>0.020125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286054" calcext:value-type="float">
            <text:p>0.286054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>
            <draw:frame draw:z-index="7" draw:style-name="gr1" draw:text-style-name="P1" svg:width="10.2283in" svg:height="5.6787in" svg:x="1.1618in" svg:y="0.1752in">
              <draw:object draw:notify-on-update-of-ranges="Timing.J1110:Timing.BD1110 Timing.I1122:Timing.I1122 Timing.J1122:Timing.BD1122 Timing.I1124:Timing.I1124 Timing.J1124:Timing.BD112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145685" calcext:value-type="float">
            <text:p>0.145685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128</text:p>
          </table:table-cell>
          <table:table-cell office:value-type="float" office:value="0.024556" calcext:value-type="float">
            <text:p>0.024556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34898" calcext:value-type="float">
            <text:p>0.34898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239092" calcext:value-type="float">
            <text:p>0.239092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d=128</text:p>
          </table:table-cell>
          <table:table-cell office:value-type="float" office:value="0.036434" calcext:value-type="float">
            <text:p>0.0364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354952" calcext:value-type="float">
            <text:p>0.3549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24717" calcext:value-type="float">
            <text:p>0.2471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40461" calcext:value-type="float">
            <text:p>0.040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388923" calcext:value-type="float">
            <text:p>0.3889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58297" calcext:value-type="float">
            <text:p>0.058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40215" calcext:value-type="float">
            <text:p>0.4402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384656" calcext:value-type="float">
            <text:p>0.3846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61494" calcext:value-type="float">
            <text:p>0.0614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6524" calcext:value-type="float">
            <text:p>0.4652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583035" calcext:value-type="float">
            <text:p>0.58303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86988" calcext:value-type="float">
            <text:p>0.086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3739" calcext:value-type="float">
            <text:p>0.537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563212" calcext:value-type="float">
            <text:p>0.5632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088609" calcext:value-type="float">
            <text:p>0.08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28411" calcext:value-type="float">
            <text:p>0.528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832769" calcext:value-type="float">
            <text:p>0.83276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122987" calcext:value-type="float">
            <text:p>0.1229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46516" calcext:value-type="float">
            <text:p>0.64651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0.790538" calcext:value-type="float">
            <text:p>0.79053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25948" calcext:value-type="float">
            <text:p>0.1259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04013" calcext:value-type="float">
            <text:p>0.604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1.146657" calcext:value-type="float">
            <text:p>1.1466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73091" calcext:value-type="float">
            <text:p>0.173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205929" calcext:value-type="float">
            <text:p>1.20592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184956" calcext:value-type="float">
            <text:p>0.184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655003" calcext:value-type="float">
            <text:p>0.65500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510728" calcext:value-type="float">
            <text:p>1.5107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221307" calcext:value-type="float">
            <text:p>0.2213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937676" calcext:value-type="float">
            <text:p>0.9376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590564" calcext:value-type="float">
            <text:p>1.590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249402" calcext:value-type="float">
            <text:p>0.249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733604" calcext:value-type="float">
            <text:p>0.73360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952475" calcext:value-type="float">
            <text:p>1.9524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341209" calcext:value-type="float">
            <text:p>0.341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1.072705" calcext:value-type="float">
            <text:p>1.072705</text:p>
          </table:table-cell>
          <table:table-cell office:value-type="string" calcext:value-type="string">
            <text:p>compile Full mult</text:p>
          </table:table-cell>
          <table:table-cell table:number-columns-repeated="2"/>
          <table:table-cell>
            <draw:frame draw:z-index="8" draw:style-name="gr1" draw:text-style-name="P1" svg:width="8.4248in" svg:height="4.3925in" svg:x="0.0276in" svg:y="0.0291in">
              <draw:object draw:notify-on-update-of-ranges="Timing.J1110:Timing.AA1110 Timing.I1119:Timing.I1119 Timing.J1119:Timing.AA1119 Timing.I1120:Timing.I1120 Timing.J1120:Timing.AA1120 Timing.I1121:Timing.I1121 Timing.J1121:Timing.AA1121 Timing.I1122:Timing.I1122 Timing.J1122:Timing.AA112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1.998456" calcext:value-type="float">
            <text:p>1.9984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304661" calcext:value-type="float">
            <text:p>0.3046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0.856549" calcext:value-type="float">
            <text:p>0.85654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2.913386" calcext:value-type="float">
            <text:p>2.91338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418803" calcext:value-type="float">
            <text:p>0.418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1.26347" calcext:value-type="float">
            <text:p>1.2634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2.543847" calcext:value-type="float">
            <text:p>2.54384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399475" calcext:value-type="float">
            <text:p>0.399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0.904445" calcext:value-type="float">
            <text:p>0.904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6.452958" calcext:value-type="float">
            <text:p>6.45295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877601" calcext:value-type="float">
            <text:p>0.8776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404286" calcext:value-type="float">
            <text:p>1.40428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3.120268" calcext:value-type="float">
            <text:p>3.12026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0.483913" calcext:value-type="float">
            <text:p>0.4839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00197" calcext:value-type="float">
            <text:p>1.001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5.735005" calcext:value-type="float">
            <text:p>5.73500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1.083806" calcext:value-type="float">
            <text:p>1.0838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598928" calcext:value-type="float">
            <text:p>1.59892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3.805345" calcext:value-type="float">
            <text:p>3.8053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0.575486" calcext:value-type="float">
            <text:p>0.5754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104497" calcext:value-type="float">
            <text:p>1.1044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8.630354" calcext:value-type="float">
            <text:p>8.6303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1.291524" calcext:value-type="float">
            <text:p>1.2915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805677" calcext:value-type="float">
            <text:p>1.80567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4.615666" calcext:value-type="float">
            <text:p>4.6156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26525" calcext:value-type="float">
            <text:p>1.265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7.770251" calcext:value-type="float">
            <text:p>7.77025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1.536153" calcext:value-type="float">
            <text:p>1.536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2.037635" calcext:value-type="float">
            <text:p>2.0376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5.781734" calcext:value-type="float">
            <text:p>5.78173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434297" calcext:value-type="float">
            <text:p>1.434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1.386155" calcext:value-type="float">
            <text:p>1.38615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9.957042" calcext:value-type="float">
            <text:p>9.95704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7882" calcext:value-type="float">
            <text:p>1.78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2.242372" calcext:value-type="float">
            <text:p>2.2423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8.378145" calcext:value-type="float">
            <text:p>8.3781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1.699447" calcext:value-type="float">
            <text:p>1.699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1.475445" calcext:value-type="float">
            <text:p>1.475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13.020107" calcext:value-type="float">
            <text:p>13.02010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2.16244" calcext:value-type="float">
            <text:p>2.162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2.504222" calcext:value-type="float">
            <text:p>2.5042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8.818791" calcext:value-type="float">
            <text:p>8.81879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1.140655" calcext:value-type="float">
            <text:p>1.1406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1.586585" calcext:value-type="float">
            <text:p>1.58658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13.820134" calcext:value-type="float">
            <text:p>13.82013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2.397848" calcext:value-type="float">
            <text:p>2.397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2.787735" calcext:value-type="float">
            <text:p>2.7877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0.090119" calcext:value-type="float">
            <text:p>10.09011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378088" calcext:value-type="float">
            <text:p>2.3780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1.708919" calcext:value-type="float">
            <text:p>1.70891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8.405699" calcext:value-type="float">
            <text:p>18.40569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830069" calcext:value-type="float">
            <text:p>2.83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3.090211" calcext:value-type="float">
            <text:p>3.09021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13.235677" calcext:value-type="float">
            <text:p>13.23567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2.748344" calcext:value-type="float">
            <text:p>2.748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1.861087" calcext:value-type="float">
            <text:p>1.86108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20.601383" calcext:value-type="float">
            <text:p>20.60138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3.033465" calcext:value-type="float">
            <text:p>3.0334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3.414651" calcext:value-type="float">
            <text:p>3.4146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17.365067" calcext:value-type="float">
            <text:p>17.3650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128687" calcext:value-type="float">
            <text:p>3.1286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2.012163" calcext:value-type="float">
            <text:p>2.01216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24.554743" calcext:value-type="float">
            <text:p>24.55474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432211" calcext:value-type="float">
            <text:p>3.4322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3.759025" calcext:value-type="float">
            <text:p>3.75902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0.806862" calcext:value-type="float">
            <text:p>20.80686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376304" calcext:value-type="float">
            <text:p>3.376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2.159678" calcext:value-type="float">
            <text:p>2.15967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7.595544" calcext:value-type="float">
            <text:p>27.5955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81947" calcext:value-type="float">
            <text:p>3.819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4.10339" calcext:value-type="float">
            <text:p>4.10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21.357993" calcext:value-type="float">
            <text:p>21.35799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3.62038" calcext:value-type="float">
            <text:p>3.620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2.303551" calcext:value-type="float">
            <text:p>2.30355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32.432152" calcext:value-type="float">
            <text:p>32.43215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4.137124" calcext:value-type="float">
            <text:p>4.1371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4.488991" calcext:value-type="float">
            <text:p>4.4889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22.410344" calcext:value-type="float">
            <text:p>22.4103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2.61696" calcext:value-type="float">
            <text:p>2.616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2.420683" calcext:value-type="float">
            <text:p>2.42068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33.35246" calcext:value-type="float">
            <text:p>33.352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4.075937" calcext:value-type="float">
            <text:p>4.0759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4.89429" calcext:value-type="float">
            <text:p>4.894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24.069571" calcext:value-type="float">
            <text:p>24.0695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2.970874" calcext:value-type="float">
            <text:p>2.9708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2.622639" calcext:value-type="float">
            <text:p>2.62263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35.146882" calcext:value-type="float">
            <text:p>35.14688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5.115052" calcext:value-type="float">
            <text:p>5.1150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5.329147" calcext:value-type="float">
            <text:p>5.329147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2.760312" calcext:value-type="float">
            <text:p>2.76031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32</text:p>
          </table:table-cell>
          <table:table-cell office:value-type="float" office:value="39.42689" calcext:value-type="float">
            <text:p>39.4268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32</text:p>
          </table:table-cell>
          <table:table-cell office:value-type="float" office:value="3.77237" calcext:value-type="float">
            <text:p>3.772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5.652476" calcext:value-type="float">
            <text:p>5.6524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2.894434" calcext:value-type="float">
            <text:p>2.89443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64</text:p>
          </table:table-cell>
          <table:table-cell office:value-type="float" office:value="43.334053" calcext:value-type="float">
            <text:p>43.3340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64</text:p>
          </table:table-cell>
          <table:table-cell office:value-type="float" office:value="5.258296" calcext:value-type="float">
            <text:p>5.2582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6.110036" calcext:value-type="float">
            <text:p>6.1100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3.081546" calcext:value-type="float">
            <text:p>3.0815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96</text:p>
          </table:table-cell>
          <table:table-cell office:value-type="float" office:value="45.185393" calcext:value-type="float">
            <text:p>45.1853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96</text:p>
          </table:table-cell>
          <table:table-cell office:value-type="float" office:value="6.711325" calcext:value-type="float">
            <text:p>6.7113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6.625988" calcext:value-type="float">
            <text:p>6.62598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3.280377" calcext:value-type="float">
            <text:p>3.28037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28</text:p>
          </table:table-cell>
          <table:table-cell office:value-type="float" office:value="49.938726" calcext:value-type="float">
            <text:p>49.93872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28</text:p>
          </table:table-cell>
          <table:table-cell office:value-type="float" office:value="5.198809" calcext:value-type="float">
            <text:p>5.1988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7.137072" calcext:value-type="float">
            <text:p>7.1370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3.4723" calcext:value-type="float">
            <text:p>3.472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60</text:p>
          </table:table-cell>
          <table:table-cell office:value-type="float" office:value="50.339155" calcext:value-type="float">
            <text:p>50.3391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60</text:p>
          </table:table-cell>
          <table:table-cell office:value-type="float" office:value="5.689355" calcext:value-type="float">
            <text:p>5.6893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7.648255" calcext:value-type="float">
            <text:p>7.64825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3.686372" calcext:value-type="float">
            <text:p>3.68637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92</text:p>
          </table:table-cell>
          <table:table-cell office:value-type="float" office:value="55.670253" calcext:value-type="float">
            <text:p>55.6702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92</text:p>
          </table:table-cell>
          <table:table-cell office:value-type="float" office:value="5.948296" calcext:value-type="float">
            <text:p>5.948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Hereafter: register allocation failed, insufficient capaci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169efd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362351" calcext:value-type="float">
            <text:p>0.3623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1278" calcext:value-type="float">
            <text:p>0.012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5818" calcext:value-type="float">
            <text:p>0.005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4658" calcext:value-type="float">
            <text:p>0.004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392" calcext:value-type="float">
            <text:p>0.0043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526847" calcext:value-type="float">
            <text:p>0.52684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23492" calcext:value-type="float">
            <text:p>0.0234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9959" calcext:value-type="float">
            <text:p>0.0099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7889" calcext:value-type="float">
            <text:p>0.0078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405" calcext:value-type="float">
            <text:p>0.0074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392208" calcext:value-type="float">
            <text:p>0.39220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51555" calcext:value-type="float">
            <text:p>0.05155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19993" calcext:value-type="float">
            <text:p>0.0199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13555" calcext:value-type="float">
            <text:p>0.013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1697" calcext:value-type="float">
            <text:p>0.0116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624118" calcext:value-type="float">
            <text:p>0.6241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90416" calcext:value-type="float">
            <text:p>0.09041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32003" calcext:value-type="float">
            <text:p>0.0320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20391" calcext:value-type="float">
            <text:p>0.0203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818" calcext:value-type="float">
            <text:p>0.017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517915" calcext:value-type="float">
            <text:p>0.5179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149366" calcext:value-type="float">
            <text:p>0.1493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59048" calcext:value-type="float">
            <text:p>0.059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32204" calcext:value-type="float">
            <text:p>0.032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693" calcext:value-type="float">
            <text:p>0.026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709844" calcext:value-type="float">
            <text:p>0.70984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23245" calcext:value-type="float">
            <text:p>0.2324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74096" calcext:value-type="float">
            <text:p>0.074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43102" calcext:value-type="float">
            <text:p>0.043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3953" calcext:value-type="float">
            <text:p>0.033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66091" calcext:value-type="float">
            <text:p>0.660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295973" calcext:value-type="float">
            <text:p>0.295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13209" calcext:value-type="float">
            <text:p>0.113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61115" calcext:value-type="float">
            <text:p>0.061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876079" calcext:value-type="float">
            <text:p>0.8760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432476" calcext:value-type="float">
            <text:p>0.4324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48374" calcext:value-type="float">
            <text:p>0.1483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80194" calcext:value-type="float">
            <text:p>0.080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1906" calcext:value-type="float">
            <text:p>0.061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821322" calcext:value-type="float">
            <text:p>0.8213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510172" calcext:value-type="float">
            <text:p>0.510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262411" calcext:value-type="float">
            <text:p>0.2624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59876" calcext:value-type="float">
            <text:p>0.1598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33648" calcext:value-type="float">
            <text:p>0.133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985021" calcext:value-type="float">
            <text:p>0.98502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811154" calcext:value-type="float">
            <text:p>0.8111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353562" calcext:value-type="float">
            <text:p>0.3535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86041" calcext:value-type="float">
            <text:p>0.1860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52001" calcext:value-type="float">
            <text:p>0.152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017243" calcext:value-type="float">
            <text:p>1.01724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10013" calcext:value-type="float">
            <text:p>1.10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40902" calcext:value-type="float">
            <text:p>1.24090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257056" calcext:value-type="float">
            <text:p>1.2570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628131" calcext:value-type="float">
            <text:p>0.62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89945" calcext:value-type="float">
            <text:p>0.389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00714" calcext:value-type="float">
            <text:p>0.3007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60799" calcext:value-type="float">
            <text:p>1.26079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822423" calcext:value-type="float">
            <text:p>1.8224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809925" calcext:value-type="float">
            <text:p>0.8099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95829" calcext:value-type="float">
            <text:p>0.3958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10008" calcext:value-type="float">
            <text:p>0.3100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93736" calcext:value-type="float">
            <text:p>1.4937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1.897499" calcext:value-type="float">
            <text:p>1.8974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0.934243" calcext:value-type="float">
            <text:p>0.934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23071" calcext:value-type="float">
            <text:p>0.523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29994" calcext:value-type="float">
            <text:p>0.429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6218" calcext:value-type="float">
            <text:p>1.462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2.653614" calcext:value-type="float">
            <text:p>2.65361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1.11799" calcext:value-type="float">
            <text:p>1.117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40941" calcext:value-type="float">
            <text:p>0.54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51143" calcext:value-type="float">
            <text:p>0.4511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780938" calcext:value-type="float">
            <text:p>1.78093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2.419644" calcext:value-type="float">
            <text:p>2.4196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31319" calcext:value-type="float">
            <text:p>1.313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749189" calcext:value-type="float">
            <text:p>0.7491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569155" calcext:value-type="float">
            <text:p>0.5691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53697" calcext:value-type="float">
            <text:p>1.536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3.51391" calcext:value-type="float">
            <text:p>3.51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453733" calcext:value-type="float">
            <text:p>1.453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680672" calcext:value-type="float">
            <text:p>0.680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3534" calcext:value-type="float">
            <text:p>0.435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2.090909" calcext:value-type="float">
            <text:p>2.09090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3.549483" calcext:value-type="float">
            <text:p>3.54948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1.009492" calcext:value-type="float">
            <text:p>1.0094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746288" calcext:value-type="float">
            <text:p>0.7462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1.720625" calcext:value-type="float">
            <text:p>1.7206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4.766537" calcext:value-type="float">
            <text:p>4.76653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992679" calcext:value-type="float">
            <text:p>1.99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96096" calcext:value-type="float">
            <text:p>0.96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806895" calcext:value-type="float">
            <text:p>0.806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2.437857" calcext:value-type="float">
            <text:p>2.43785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4.652257" calcext:value-type="float">
            <text:p>4.65225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138285" calcext:value-type="float">
            <text:p>2.1382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260941" calcext:value-type="float">
            <text:p>1.26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912538" calcext:value-type="float">
            <text:p>0.912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1.93662" calcext:value-type="float">
            <text:p>1.9366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5.941849" calcext:value-type="float">
            <text:p>5.94184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480137" calcext:value-type="float">
            <text:p>2.4801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392117" calcext:value-type="float">
            <text:p>1.3921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1.011592" calcext:value-type="float">
            <text:p>1.0115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820298" calcext:value-type="float">
            <text:p>2.82029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6.023474" calcext:value-type="float">
            <text:p>6.02347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2.837682" calcext:value-type="float">
            <text:p>2.8376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21595" calcext:value-type="float">
            <text:p>1.6215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34952" calcext:value-type="float">
            <text:p>1.234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144511" calcext:value-type="float">
            <text:p>2.1445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7.56293" calcext:value-type="float">
            <text:p>7.562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3.249081" calcext:value-type="float">
            <text:p>3.2490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11516" calcext:value-type="float">
            <text:p>1.611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41624" calcext:value-type="float">
            <text:p>1.241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3.232339" calcext:value-type="float">
            <text:p>3.232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7.43767" calcext:value-type="float">
            <text:p>7.437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566144" calcext:value-type="float">
            <text:p>3.5661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30462" calcext:value-type="float">
            <text:p>2.0304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4788" calcext:value-type="float">
            <text:p>1.514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2.359075" calcext:value-type="float">
            <text:p>2.35907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9.405276" calcext:value-type="float">
            <text:p>9.4052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889204" calcext:value-type="float">
            <text:p>3.889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72468" calcext:value-type="float">
            <text:p>2.072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0554" calcext:value-type="float">
            <text:p>1.5105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3.683158" calcext:value-type="float">
            <text:p>3.68315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8.91678" calcext:value-type="float">
            <text:p>8.916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284831" calcext:value-type="float">
            <text:p>4.2848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506006" calcext:value-type="float">
            <text:p>2.5060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80915" calcext:value-type="float">
            <text:p>1.8809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2.59098" calcext:value-type="float">
            <text:p>2.5909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11.213092" calcext:value-type="float">
            <text:p>11.2130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880118" calcext:value-type="float">
            <text:p>4.8801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485468" calcext:value-type="float">
            <text:p>2.485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19359" calcext:value-type="float">
            <text:p>1.8193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4.150767" calcext:value-type="float">
            <text:p>4.15076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0.798172" calcext:value-type="float">
            <text:p>10.798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4.89005" calcext:value-type="float">
            <text:p>4.890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727857" calcext:value-type="float">
            <text:p>2.727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884774" calcext:value-type="float">
            <text:p>1.8847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2.84282" calcext:value-type="float">
            <text:p>2.8428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3.573387" calcext:value-type="float">
            <text:p>13.57338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5.152932" calcext:value-type="float">
            <text:p>5.152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878172" calcext:value-type="float">
            <text:p>2.8781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681095" calcext:value-type="float">
            <text:p>1.6810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4.676152" calcext:value-type="float">
            <text:p>4.6761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3.133143" calcext:value-type="float">
            <text:p>13.13314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5.992877" calcext:value-type="float">
            <text:p>5.99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405782" calcext:value-type="float">
            <text:p>3.405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2213" calcext:value-type="float">
            <text:p>2.1522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3.050584" calcext:value-type="float">
            <text:p>3.0505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5.77623" calcext:value-type="float">
            <text:p>15.776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6.492736" calcext:value-type="float">
            <text:p>6.4927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009091" calcext:value-type="float">
            <text:p>3.009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472" calcext:value-type="float">
            <text:p>2.131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5.243203" calcext:value-type="float">
            <text:p>5.24320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5.184273" calcext:value-type="float">
            <text:p>15.184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6.8648" calcext:value-type="float">
            <text:p>6.8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814954" calcext:value-type="float">
            <text:p>3.814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613264" calcext:value-type="float">
            <text:p>2.6132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3.327779" calcext:value-type="float">
            <text:p>3.3277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8.750967" calcext:value-type="float">
            <text:p>18.7509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7.587917" calcext:value-type="float">
            <text:p>7.5879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766742" calcext:value-type="float">
            <text:p>3.766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14422" calcext:value-type="float">
            <text:p>2.5144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5.858444" calcext:value-type="float">
            <text:p>5.858444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17.453051" calcext:value-type="float">
            <text:p>17.45305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8.848187" calcext:value-type="float">
            <text:p>8.848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252371" calcext:value-type="float">
            <text:p>4.252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33747" calcext:value-type="float">
            <text:p>3.033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3.618937" calcext:value-type="float">
            <text:p>3.61893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21.427746" calcext:value-type="float">
            <text:p>21.4277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9.138817" calcext:value-type="float">
            <text:p>9.1388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303339" calcext:value-type="float">
            <text:p>4.3033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836226" calcext:value-type="float">
            <text:p>2.836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6.520712" calcext:value-type="float">
            <text:p>6.52071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0.335482" calcext:value-type="float">
            <text:p>20.33548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9.134333" calcext:value-type="float">
            <text:p>9.134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960841" calcext:value-type="float">
            <text:p>4.9608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26375" calcext:value-type="float">
            <text:p>3.5263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3.926302" calcext:value-type="float">
            <text:p>3.92630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3.842691" calcext:value-type="float">
            <text:p>23.8426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10.127571" calcext:value-type="float">
            <text:p>10.12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709142" calcext:value-type="float">
            <text:p>4.7091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250722" calcext:value-type="float">
            <text:p>3.250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7.221591" calcext:value-type="float">
            <text:p>7.2215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3.861704" calcext:value-type="float">
            <text:p>23.86170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169195" calcext:value-type="float">
            <text:p>11.1691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909477" calcext:value-type="float">
            <text:p>5.909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987187" calcext:value-type="float">
            <text:p>3.987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4.343946" calcext:value-type="float">
            <text:p>4.3439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7.837709" calcext:value-type="float">
            <text:p>27.83770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445454" calcext:value-type="float">
            <text:p>11.4454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685758" calcext:value-type="float">
            <text:p>5.6857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74847" calcext:value-type="float">
            <text:p>3.748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8.042629" calcext:value-type="float">
            <text:p>8.0426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24.089616" calcext:value-type="float">
            <text:p>24.08961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684691" calcext:value-type="float">
            <text:p>11.6846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149574" calcext:value-type="float">
            <text:p>6.1495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257734" calcext:value-type="float">
            <text:p>4.257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4.703552" calcext:value-type="float">
            <text:p>4.70355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30.810301" calcext:value-type="float">
            <text:p>30.8103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985164" calcext:value-type="float">
            <text:p>11.9851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322344" calcext:value-type="float">
            <text:p>6.322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196757" calcext:value-type="float">
            <text:p>4.196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8.84233" calcext:value-type="float">
            <text:p>8.8423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26.899864" calcext:value-type="float">
            <text:p>26.899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2.746624" calcext:value-type="float">
            <text:p>12.746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40235" calcext:value-type="float">
            <text:p>6.840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885092" calcext:value-type="float">
            <text:p>4.8850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5.045142" calcext:value-type="float">
            <text:p>5.04514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34.939077" calcext:value-type="float">
            <text:p>34.93907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3.621269" calcext:value-type="float">
            <text:p>13.6212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59812" calcext:value-type="float">
            <text:p>6.85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797926" calcext:value-type="float">
            <text:p>4.7979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9.64256" calcext:value-type="float">
            <text:p>9.6425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0.480137" calcext:value-type="float">
            <text:p>30.48013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4.38107" calcext:value-type="float">
            <text:p>14.381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8.632327" calcext:value-type="float">
            <text:p>8.6323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689846" calcext:value-type="float">
            <text:p>5.689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5.409914" calcext:value-type="float">
            <text:p>5.40991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9.012501" calcext:value-type="float">
            <text:p>39.0125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7.288281" calcext:value-type="float">
            <text:p>17.28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7.854706" calcext:value-type="float">
            <text:p>7.8547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46686" calcext:value-type="float">
            <text:p>5.46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10.54581" calcext:value-type="float">
            <text:p>10.5458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34.290126" calcext:value-type="float">
            <text:p>34.29012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6.172447" calcext:value-type="float">
            <text:p>16.172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71333" calcext:value-type="float">
            <text:p>9.171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469028" calcext:value-type="float">
            <text:p>6.469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5.793018" calcext:value-type="float">
            <text:p>5.7930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43.784555" calcext:value-type="float">
            <text:p>43.7845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9.293726" calcext:value-type="float">
            <text:p>19.293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33705" calcext:value-type="float">
            <text:p>9.1337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88581" calcext:value-type="float">
            <text:p>6.0885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11.444995" calcext:value-type="float">
            <text:p>11.44499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38.34086" calcext:value-type="float">
            <text:p>38.3408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18.105789" calcext:value-type="float">
            <text:p>18.1057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976311" calcext:value-type="float">
            <text:p>9.9763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3932" calcext:value-type="float">
            <text:p>7.03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6.159411" calcext:value-type="float">
            <text:p>6.159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48.447356" calcext:value-type="float">
            <text:p>48.447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21.526641" calcext:value-type="float">
            <text:p>21.5266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779765" calcext:value-type="float">
            <text:p>9.7797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6.721509" calcext:value-type="float">
            <text:p>6.721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12.402795" calcext:value-type="float">
            <text:p>12.402795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6.511513" calcext:value-type="float">
            <text:p>6.5115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32</text:p>
          </table:table-cell>
          <table:table-cell office:value-type="float" office:value="53.973023" calcext:value-type="float">
            <text:p>53.9730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32</text:p>
          </table:table-cell>
          <table:table-cell office:value-type="float" office:value="23.492025" calcext:value-type="float">
            <text:p>23.492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10.549616" calcext:value-type="float">
            <text:p>10.5496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7.880914" calcext:value-type="float">
            <text:p>7.880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fter: register allocation failed, insufficient capacity</text:p>
          </table:table-cell>
          <table:table-cell table:number-columns-repeated="1015"/>
        </table:table-row>
        <table:table-row table:style-name="ro1">
          <table:table-cell office:value-type="float" office:value="20210504" calcext:value-type="float">
            <text:p>20210504</text:p>
          </table:table-cell>
          <table:table-cell office:value-type="string" calcext:value-type="string">
            <text:p>9efab2b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3257" calcext:value-type="float">
            <text:p>0.0032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6458" calcext:value-type="float">
            <text:p>0.00645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9515" calcext:value-type="float">
            <text:p>0.0095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13722" calcext:value-type="float">
            <text:p>0.01372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20356" calcext:value-type="float">
            <text:p>0.020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24876" calcext:value-type="float">
            <text:p>0.02487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36603" calcext:value-type="float">
            <text:p>0.03660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41398" calcext:value-type="float">
            <text:p>0.0413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58338" calcext:value-type="float">
            <text:p>0.05833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61852" calcext:value-type="float">
            <text:p>0.06185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92567" calcext:value-type="float">
            <text:p>0.0925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09072" calcext:value-type="float">
            <text:p>0.090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122295" calcext:value-type="float">
            <text:p>0.12229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26273" calcext:value-type="float">
            <text:p>0.126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184563" calcext:value-type="float">
            <text:p>0.18456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220375" calcext:value-type="float">
            <text:p>0.2203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48973" calcext:value-type="float">
            <text:p>0.248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88439" calcext:value-type="float">
            <text:p>0.28843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304156" calcext:value-type="float">
            <text:p>0.3041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418655" calcext:value-type="float">
            <text:p>0.4186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395509" calcext:value-type="float">
            <text:p>0.39550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523694" calcext:value-type="float">
            <text:p>0.52369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484564" calcext:value-type="float">
            <text:p>0.484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631981" calcext:value-type="float">
            <text:p>0.6319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576945" calcext:value-type="float">
            <text:p>0.5769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744844" calcext:value-type="float">
            <text:p>0.7448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660833" calcext:value-type="float">
            <text:p>0.66083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885581" calcext:value-type="float">
            <text:p>0.8855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0.817202" calcext:value-type="float">
            <text:p>0.81720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1.044115" calcext:value-type="float">
            <text:p>1.0441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0.967498" calcext:value-type="float">
            <text:p>0.9674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1.2618" calcext:value-type="float">
            <text:p>1.26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135864" calcext:value-type="float">
            <text:p>1.135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41101" calcext:value-type="float">
            <text:p>1.411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33694" calcext:value-type="float">
            <text:p>1.3369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65828" calcext:value-type="float">
            <text:p>1.658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522149" calcext:value-type="float">
            <text:p>1.52214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843521" calcext:value-type="float">
            <text:p>1.84352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1.757971" calcext:value-type="float">
            <text:p>1.7579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2.209391" calcext:value-type="float">
            <text:p>2.209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005699" calcext:value-type="float">
            <text:p>2.0056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380627" calcext:value-type="float">
            <text:p>2.3806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281836" calcext:value-type="float">
            <text:p>2.28183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699806" calcext:value-type="float">
            <text:p>2.69980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2.579612" calcext:value-type="float">
            <text:p>2.5796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3.003518" calcext:value-type="float">
            <text:p>3.0035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2.905764" calcext:value-type="float">
            <text:p>2.905764</text:p>
          </table:table-cell>
          <table:table-cell office:value-type="string" calcext:value-type="string">
            <text:p>Full mult</text:p>
          </table:table-cell>
          <table:table-cell table:style-name="Default" office:value-type="string" calcext:value-type="string">
            <text:p><text:s/>After: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3.430104" calcext:value-type="float">
            <text:p>3.43010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3.709641" calcext:value-type="float">
            <text:p>3.70964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64</text:p>
          </table:table-cell>
          <table:table-cell office:value-type="float" office:value="4.034827" calcext:value-type="float">
            <text:p>4.0348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96</text:p>
          </table:table-cell>
          <table:table-cell office:value-type="float" office:value="4.420161" calcext:value-type="float">
            <text:p>4.42016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28</text:p>
          </table:table-cell>
          <table:table-cell office:value-type="float" office:value="5.183529" calcext:value-type="float">
            <text:p>5.18352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0</text:p>
          </table:table-cell>
          <table:table-cell office:value-type="float" office:value="5.086924" calcext:value-type="float">
            <text:p>5.08692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16228" calcext:value-type="float">
            <text:p>6.116228</text:p>
          </table:table-cell>
          <table:table-cell office:value-type="string" calcext:value-type="string">
            <text:p>Block mult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637" calcext:value-type="float">
            <text:p>0.00463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762" calcext:value-type="float">
            <text:p>0.0077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2097" calcext:value-type="float">
            <text:p>0.01209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694" calcext:value-type="float">
            <text:p>0.01769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31" calcext:value-type="float">
            <text:p>0.0263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4134" calcext:value-type="float">
            <text:p>0.0341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502" calcext:value-type="float">
            <text:p>0.04950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2882" calcext:value-type="float">
            <text:p>0.06288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088238" calcext:value-type="float">
            <text:p>0.08823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03208" calcext:value-type="float">
            <text:p>0.10320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37754" calcext:value-type="float">
            <text:p>0.137754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50604" calcext:value-type="float">
            <text:p>0.15060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06628" calcext:value-type="float">
            <text:p>0.20662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17609" calcext:value-type="float">
            <text:p>0.2176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283241" calcext:value-type="float">
            <text:p>0.28324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302475" calcext:value-type="float">
            <text:p>0.3024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08109" calcext:value-type="float">
            <text:p>0.40810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25915" calcext:value-type="float">
            <text:p>0.4259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17283" calcext:value-type="float">
            <text:p>0.5172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78733" calcext:value-type="float">
            <text:p>0.57873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770201" calcext:value-type="float">
            <text:p>0.77020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823707" calcext:value-type="float">
            <text:p>0.82370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950773" calcext:value-type="float">
            <text:p>0.95077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127821" calcext:value-type="float">
            <text:p>1.12782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200045" calcext:value-type="float">
            <text:p>1.20004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537752" calcext:value-type="float">
            <text:p>1.53775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482526" calcext:value-type="float">
            <text:p>1.4825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736303" calcext:value-type="float">
            <text:p>1.73630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948926" calcext:value-type="float">
            <text:p>1.9489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585" calcext:value-type="float">
            <text:p>2.13158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9858" calcext:value-type="float">
            <text:p>2.1598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67958" calcext:value-type="float">
            <text:p>2.56795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03458" calcext:value-type="float">
            <text:p>2.5034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936966" calcext:value-type="float">
            <text:p>2.93696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42771" calcext:value-type="float">
            <text:p>3.04277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08749" calcext:value-type="float">
            <text:p>3.50874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473809" calcext:value-type="float">
            <text:p>3.4738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72168" calcext:value-type="float">
            <text:p>4.17216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02834" calcext:value-type="float">
            <text:p>4.1028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08596" calcext:value-type="float">
            <text:p>4.50859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96321" calcext:value-type="float">
            <text:p>4.5963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938383" calcext:value-type="float">
            <text:p>4.9383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5.094881" calcext:value-type="float">
            <text:p>5.09488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574033" calcext:value-type="float">
            <text:p>5.57403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851021" calcext:value-type="float">
            <text:p>5.8510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99662" calcext:value-type="float">
            <text:p>6.09966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219203" calcext:value-type="float">
            <text:p>6.21920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03264" calcext:value-type="float">
            <text:p>7.003264</text:p>
          </table:table-cell>
          <table:table-cell office:value-type="string" calcext:value-type="string">
            <text:p>Mult 1 block </text:p>
          </table:table-cell>
          <table:table-cell office:value-type="string" calcext:value-type="string">
            <text:p>After: 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424513" calcext:value-type="float">
            <text:p>7.42451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8.147472" calcext:value-type="float">
            <text:p>8.14747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64</text:p>
          </table:table-cell>
          <table:table-cell office:value-type="float" office:value="8.746738" calcext:value-type="float">
            <text:p>8.74673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96</text:p>
          </table:table-cell>
          <table:table-cell office:value-type="float" office:value="9.871992" calcext:value-type="float">
            <text:p>9.87199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28</text:p>
          </table:table-cell>
          <table:table-cell office:value-type="float" office:value="10.869934" calcext:value-type="float">
            <text:p>10.8699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0</text:p>
          </table:table-cell>
          <table:table-cell office:value-type="float" office:value="11.895821" calcext:value-type="float">
            <text:p>11.8958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92</text:p>
          </table:table-cell>
          <table:table-cell office:value-type="float" office:value="12.70857" calcext:value-type="float">
            <text:p>12.708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office:value-type="float" office:value="20210505" calcext:value-type="float">
            <text:p>20210505</text:p>
          </table:table-cell>
          <table:table-cell/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08689" calcext:value-type="float">
            <text:p>6.10868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24</text:p>
          </table:table-cell>
          <table:table-cell office:value-type="float" office:value="6.212815" calcext:value-type="float">
            <text:p>6.212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56</text:p>
          </table:table-cell>
          <table:table-cell office:value-type="float" office:value="6.849411" calcext:value-type="float">
            <text:p>6.8494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088</text:p>
          </table:table-cell>
          <table:table-cell office:value-type="float" office:value="7.450314" calcext:value-type="float">
            <text:p>7.45031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20</text:p>
          </table:table-cell>
          <table:table-cell office:value-type="float" office:value="8.165679" calcext:value-type="float">
            <text:p>8.16567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52</text:p>
          </table:table-cell>
          <table:table-cell office:value-type="float" office:value="9.423962" calcext:value-type="float">
            <text:p>9.4239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184</text:p>
          </table:table-cell>
          <table:table-cell office:value-type="float" office:value="9.840509" calcext:value-type="float">
            <text:p>9.8405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16</text:p>
          </table:table-cell>
          <table:table-cell office:value-type="float" office:value="11.637999" calcext:value-type="float">
            <text:p>11.63799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48</text:p>
          </table:table-cell>
          <table:table-cell office:value-type="float" office:value="11.248815" calcext:value-type="float">
            <text:p>11.2488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0</text:p>
          </table:table-cell>
          <table:table-cell office:value-type="float" office:value="12.936267" calcext:value-type="float">
            <text:p>12.936267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12</text:p>
          </table:table-cell>
          <table:table-cell office:value-type="float" office:value="13.110754" calcext:value-type="float">
            <text:p>13.1107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44</text:p>
          </table:table-cell>
          <table:table-cell office:value-type="float" office:value="14.664275" calcext:value-type="float">
            <text:p>14.6642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376</text:p>
          </table:table-cell>
          <table:table-cell office:value-type="float" office:value="15.758054" calcext:value-type="float">
            <text:p>15.75805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08</text:p>
          </table:table-cell>
          <table:table-cell office:value-type="float" office:value="17.786911" calcext:value-type="float">
            <text:p>17.78691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40</text:p>
          </table:table-cell>
          <table:table-cell office:value-type="float" office:value="19.000269" calcext:value-type="float">
            <text:p>19.00026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472</text:p>
          </table:table-cell>
          <table:table-cell office:value-type="float" office:value="19.332735" calcext:value-type="float">
            <text:p>19.33273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504</text:p>
          </table:table-cell>
          <table:table-cell office:value-type="float" office:value="21.246057" calcext:value-type="float">
            <text:p>21.2460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register allocation failed</text:p>
          </table:table-cell>
          <table:table-cell table:number-columns-repeated="1016"/>
        </table:table-row>
        <table:table-row table:style-name="ro1" table:number-rows-repeated="10469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4:06:51.875238062</meta:creation-date>
    <dc:date>2026-02-02T09:08:53.590008981</dc:date>
    <meta:editing-duration>P19DT11H30M59S</meta:editing-duration>
    <meta:editing-cycles>129</meta:editing-cycles>
    <meta:generator>LibreOffice/7.4.7.2$Linux_AARCH64 LibreOffice_project/40$Build-2</meta:generator>
    <meta:document-statistic meta:table-count="4" meta:cell-count="7673" meta:object-count="1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746cm" svg:y="3.706cm" style:legend-expansion="high" chart:style-name="ch2"/>
        <chart:plot-area chart:style-name="ch3" table:cell-range-address="Profiles.A30:Profiles.J33" chart:data-source-has-labels="both" svg:x="0.32cm" svg:y="0.18cm" svg:width="14.106cm" svg:height="8.646cm">
          <chart:coordinate-region svg:x="1.418cm" svg:y="0.379cm" svg:width="13.008cm" svg:height="5.689cm"/>
          <chart:axis chart:dimension="x" chart:name="primary-x" chart:style-name="ch4" chartooo:axis-type="auto">
            <chartooo:date-scale/>
            <chart:categories table:cell-range-address="Profiles.B30:Profiles.J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31:Profiles.J31" chart:label-cell-address="Profiles.A31:Profiles.A31" chart:class="chart:bar">
            <chart:data-point chart:repeated="9"/>
          </chart:series>
          <chart:series chart:style-name="ch8" chart:values-cell-range-address="Profiles.B32:Profiles.J32" chart:label-cell-address="Profiles.A32:Profiles.A32" chart:class="chart:bar">
            <chart:data-point chart:repeated="9"/>
          </chart:series>
          <chart:series chart:style-name="ch9" chart:values-cell-range-address="Profiles.B33:Profiles.J33" chart:label-cell-address="Profiles.A33:Profiles.A33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30:Profiles.J30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31:Profiles.A31</svg:desc>
                </draw:g>
              </table:table-cell>
              <table:table-cell office:value-type="float" office:value="0.016009">
                <text:p>0.016009</text:p>
                <draw:g>
                  <svg:desc>Profiles.B31:Profiles.J31</svg:desc>
                </draw:g>
              </table:table-cell>
              <table:table-cell office:value-type="float" office:value="0.020724">
                <text:p>0.020724</text:p>
              </table:table-cell>
              <table:table-cell office:value-type="float" office:value="0.024813">
                <text:p>0.024813</text:p>
              </table:table-cell>
              <table:table-cell office:value-type="float" office:value="0.013057">
                <text:p>0.013057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057">
                <text:p>0.013057</text:p>
              </table:table-cell>
              <table:table-cell office:value-type="float" office:value="0.014803">
                <text:p>0.014803</text:p>
              </table:table-cell>
              <table:table-cell office:value-type="float" office:value="0.013066">
                <text:p>0.01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Profiles.A32:Profiles.A32</svg:desc>
                </draw:g>
              </table:table-cell>
              <table:table-cell office:value-type="float" office:value="0.00825">
                <text:p>0.00825</text:p>
                <draw:g>
                  <svg:desc>Profiles.B32:Profiles.J32</svg:desc>
                </draw:g>
              </table:table-cell>
              <table:table-cell office:value-type="float" office:value="0.010297">
                <text:p>0.010297</text:p>
              </table:table-cell>
              <table:table-cell office:value-type="float" office:value="0.011673">
                <text:p>0.011673</text:p>
              </table:table-cell>
              <table:table-cell office:value-type="float" office:value="0.006082">
                <text:p>0.006082</text:p>
              </table:table-cell>
              <table:table-cell office:value-type="float" office:value="0.008178">
                <text:p>0.008178</text:p>
              </table:table-cell>
              <table:table-cell office:value-type="float" office:value="0.005183">
                <text:p>0.005183</text:p>
              </table:table-cell>
              <table:table-cell office:value-type="float" office:value="0.006655">
                <text:p>0.006655</text:p>
              </table:table-cell>
              <table:table-cell office:value-type="float" office:value="0.005126">
                <text:p>0.00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5</text:p>
                <draw:g>
                  <svg:desc>Profiles.A33:Profiles.A33</svg:desc>
                </draw:g>
              </table:table-cell>
              <table:table-cell office:value-type="float" office:value="0.002224">
                <text:p>0.002224</text:p>
                <draw:g>
                  <svg:desc>Profiles.B33:Profiles.J33</svg:desc>
                </draw:g>
              </table:table-cell>
              <table:table-cell office:value-type="float" office:value="0.008812">
                <text:p>0.008812</text:p>
              </table:table-cell>
              <table:table-cell office:value-type="float" office:value="0.008748">
                <text:p>0.008748</text:p>
              </table:table-cell>
              <table:table-cell office:value-type="float" office:value="0.004084">
                <text:p>0.004084</text:p>
              </table:table-cell>
              <table:table-cell office:value-type="float" office:value="0.006057">
                <text:p>0.006057</text:p>
              </table:table-cell>
              <table:table-cell office:value-type="float" office:value="0.003775">
                <text:p>0.003775</text:p>
              </table:table-cell>
              <table:table-cell office:value-type="float" office:value="0.006365">
                <text:p>0.006365</text:p>
              </table:table-cell>
              <table:table-cell office:value-type="float" office:value="0.003766">
                <text:p>0.0037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I249:Timing.U252" chart:data-source-has-labels="both" svg:x="0.32cm" svg:y="0.18cm" svg:width="12.409cm" svg:height="8.64cm">
          <chart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J249:Timing.U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J250:Timing.U250" chart:label-cell-address="Timing.I250:Timing.I250" chart:class="chart:bar">
            <chart:data-point chart:repeated="12"/>
          </chart:series>
          <chart:series chart:style-name="ch8" chart:values-cell-range-address="Timing.J251:Timing.U251" chart:label-cell-address="Timing.I251:Timing.I251" chart:class="chart:bar">
            <chart:data-point chart:repeated="12"/>
          </chart:series>
          <chart:series chart:style-name="ch9" chart:values-cell-range-address="Timing.J252:Timing.U252" chart:label-cell-address="Timing.I252:Timing.I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49:Timing.U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50:Timing.I250</svg:desc>
                </draw:g>
              </table:table-cell>
              <table:table-cell office:value-type="float" office:value="0.003428">
                <text:p>0.003428</text:p>
                <draw:g>
                  <svg:desc>Timing.J250:Timing.U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I251:Timing.I251</svg:desc>
                </draw:g>
              </table:table-cell>
              <table:table-cell office:value-type="float" office:value="0.003708">
                <text:p>0.003708</text:p>
                <draw:g>
                  <svg:desc>Timing.J251:Timing.U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I252:Timing.I252</svg:desc>
                </draw:g>
              </table:table-cell>
              <table:table-cell office:value-type="float" office:value="0.003499">
                <text:p>0.003499</text:p>
                <draw:g>
                  <svg:desc>Timing.J252:Timing.U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I444:Timing.V447" chart:data-source-has-labels="both" svg:x="1.39cm" svg:y="2.294cm" svg:width="14.018cm" svg:height="8.128cm">
          <chart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J444:Timing.V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J445:Timing.V445" chart:label-cell-address="Timing.I445:Timing.I445" chart:class="chart:bar">
            <chart:data-point chart:repeated="13"/>
          </chart:series>
          <chart:series chart:style-name="ch12" chart:values-cell-range-address="Timing.J446:Timing.V446" chart:label-cell-address="Timing.I446:Timing.I446" chart:class="chart:bar">
            <chart:data-point chart:repeated="13"/>
          </chart:series>
          <chart:series chart:style-name="ch13" chart:values-cell-range-address="Timing.J447:Timing.V447" chart:label-cell-address="Timing.I447:Timing.I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44:Timing.V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I445:Timing.I445</svg:desc>
                </draw:g>
              </table:table-cell>
              <table:table-cell office:value-type="float" office:value="0.003499">
                <text:p>0.003499</text:p>
                <draw:g>
                  <svg:desc>Timing.J445:Timing.V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I446:Timing.I446</svg:desc>
                </draw:g>
              </table:table-cell>
              <table:table-cell office:value-type="float" office:value="0.003383">
                <text:p>0.003383</text:p>
                <draw:g>
                  <svg:desc>Timing.J446:Timing.V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I447:Timing.I447</svg:desc>
                </draw:g>
              </table:table-cell>
              <table:table-cell office:value-type="float" office:value="0.00326">
                <text:p>0.00326</text:p>
                <draw:g>
                  <svg:desc>Timing.J447:Timing.V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J185:Timing.O187" chart:data-source-has-labels="both" svg:x="1.439cm" svg:y="2.204cm" svg:width="17.233cm" svg:height="6.723cm">
          <chart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K185:Timing.O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K186:Timing.O186" chart:label-cell-address="Timing.J186:Timing.J186" chart:class="chart:bar">
            <chart:data-point chart:repeated="5"/>
          </chart:series>
          <chart:series chart:style-name="ch13" chart:values-cell-range-address="Timing.K187:Timing.O187" chart:label-cell-address="Timing.J187:Timing.J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K185:Timing.O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J186:Timing.J186</svg:desc>
                </draw:g>
              </table:table-cell>
              <table:table-cell office:value-type="float" office:value="58.47852">
                <text:p>58.47852</text:p>
                <draw:g>
                  <svg:desc>Timing.K186:Timing.O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J187:Timing.J187</svg:desc>
                </draw:g>
              </table:table-cell>
              <table:table-cell office:value-type="float" office:value="34.449104">
                <text:p>34.449104</text:p>
                <draw:g>
                  <svg:desc>Timing.K187:Timing.O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81cm" svg:height="14.425cm" xlink:href=".." xlink:type="simple" chart:class="chart:bar" chart:style-name="ch1">
        <chart:title svg:x="7.39cm" svg:y="0.424cm" chart:style-name="ch2">
          <text:p>Pi4 First Block Matrix Multiplication without result reads</text:p>
        </chart:title>
        <chart:subtitle svg:x="9.374cm" svg:y="1.491cm" chart:style-name="ch3">
          <text:p>10 iterations; above 992 heap size: 64MB</text:p>
        </chart:subtitle>
        <chart:legend chart:legend-position="end" svg:x="21.998cm" svg:y="6.664cm" style:legend-expansion="high" chart:style-name="ch4"/>
        <chart:plot-area chart:style-name="ch5" table:cell-range-address="Timing.J1110:Timing.BD1110 Timing.I1122:Timing.BD1122 Timing.I1124:Timing.BD1124" chart:data-source-has-labels="both" svg:x="0.732cm" svg:y="2.69cm" svg:width="20.922cm" svg:height="11.215cm">
          <chart:coordinate-region svg:x="1.353cm" svg:y="2.889cm" svg:width="20.301cm" svg:height="9.962cm"/>
          <chart:axis chart:dimension="x" chart:name="primary-x" chart:style-name="ch6" chartooo:axis-type="auto">
            <chartooo:date-scale/>
            <chart:title svg:x="9.905cm" svg:y="13.865cm" chart:style-name="ch7">
              <text:p>Matrix dimension</text:p>
            </chart:title>
            <chart:categories table:cell-range-address="Timing.J1110:Timing.BD1110"/>
          </chart:axis>
          <chart:axis chart:dimension="y" chart:name="primary-y" chart:style-name="ch8">
            <chart:title svg:x="0cm" svg:y="8.989cm" chart:style-name="ch9">
              <text:p>Seconds</text:p>
            </chart:title>
            <chart:grid chart:style-name="ch10" chart:class="major"/>
          </chart:axis>
          <chart:series chart:style-name="ch11" chart:values-cell-range-address="Timing.J1122:Timing.BD1122" chart:label-cell-address="Timing.I1122:Timing.I1122" chart:class="chart:bar">
            <chart:data-point chart:repeated="47"/>
          </chart:series>
          <chart:series chart:style-name="ch12" chart:values-cell-range-address="Timing.J1124:Timing.BD1124" chart:label-cell-address="Timing.I1124:Timing.I1124" chart:class="chart:ba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BD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  <table:table-cell office:value-type="float" office:value="608">
                <text:p>608</text:p>
              </table:table-cell>
              <table:table-cell office:value-type="float" office:value="640">
                <text:p>640</text:p>
              </table:table-cell>
              <table:table-cell office:value-type="float" office:value="672">
                <text:p>672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120">
                <text:p>1120</text:p>
              </table:table-cell>
              <table:table-cell office:value-type="float" office:value="1152">
                <text:p>1152</text:p>
              </table:table-cell>
              <table:table-cell office:value-type="float" office:value="1184">
                <text:p>1184</text:p>
              </table:table-cell>
              <table:table-cell office:value-type="float" office:value="1216">
                <text:p>1216</text:p>
              </table:table-cell>
              <table:table-cell office:value-type="float" office:value="1248">
                <text:p>1248</text:p>
              </table:table-cell>
              <table:table-cell office:value-type="float" office:value="1280">
                <text:p>1280</text:p>
              </table:table-cell>
              <table:table-cell office:value-type="float" office:value="1312">
                <text:p>1312</text:p>
              </table:table-cell>
              <table:table-cell office:value-type="float" office:value="1344">
                <text:p>1344</text:p>
              </table:table-cell>
              <table:table-cell office:value-type="float" office:value="1376">
                <text:p>1376</text:p>
              </table:table-cell>
              <table:table-cell office:value-type="float" office:value="1408">
                <text:p>1408</text:p>
              </table:table-cell>
              <table:table-cell office:value-type="float" office:value="1440">
                <text:p>1440</text:p>
              </table:table-cell>
              <table:table-cell office:value-type="float" office:value="1472">
                <text:p>1472</text:p>
              </table:table-cell>
              <table:table-cell office:value-type="float" office:value="1504">
                <text:p>1504</text:p>
              </table:table-cell>
            </table:table-row>
          </table:table-header-rows>
          <table:table-rows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BD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  <table:table-cell office:value-type="float" office:value="2.830069">
                <text:p>2.830069</text:p>
              </table:table-cell>
              <table:table-cell office:value-type="float" office:value="3.033465">
                <text:p>3.033465</text:p>
              </table:table-cell>
              <table:table-cell office:value-type="float" office:value="3.128687">
                <text:p>3.128687</text:p>
              </table:table-cell>
              <table:table-cell office:value-type="float" office:value="3.81947">
                <text:p>3.81947</text:p>
              </table:table-cell>
              <table:table-cell office:value-type="float" office:value="2.61696">
                <text:p>2.61696</text:p>
              </table:table-cell>
              <table:table-cell office:value-type="float" office:value="4.075937">
                <text:p>4.075937</text:p>
              </table:table-cell>
              <table:table-cell office:value-type="float" office:value="5.115052">
                <text:p>5.115052</text:p>
              </table:table-cell>
              <table:table-cell office:value-type="float" office:value="3.77237">
                <text:p>3.77237</text:p>
              </table:table-cell>
              <table:table-cell office:value-type="float" office:value="5.258296">
                <text:p>5.258296</text:p>
              </table:table-cell>
              <table:table-cell office:value-type="float" office:value="6.711325">
                <text:p>6.711325</text:p>
              </table:table-cell>
              <table:table-cell office:value-type="float" office:value="5.198809">
                <text:p>5.198809</text:p>
              </table:table-cell>
              <table:table-cell office:value-type="float" office:value="5.689355">
                <text:p>5.689355</text:p>
              </table:table-cell>
              <table:table-cell office:value-type="float" office:value="5.948296">
                <text:p>5.94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2 Pi4-64 block -n=8</text:p>
                <draw:g>
                  <svg:desc>Timing.I1124:Timing.I1124</svg:desc>
                </draw:g>
              </table:table-cell>
              <table:table-cell office:value-type="float" office:value="0.003257">
                <text:p>0.003257</text:p>
                <draw:g>
                  <svg:desc>Timing.J1124:Timing.BD1124</svg:desc>
                </draw:g>
              </table:table-cell>
              <table:table-cell office:value-type="float" office:value="0.009515">
                <text:p>0.009515</text:p>
              </table:table-cell>
              <table:table-cell office:value-type="float" office:value="0.020356">
                <text:p>0.020356</text:p>
              </table:table-cell>
              <table:table-cell office:value-type="float" office:value="0.036603">
                <text:p>0.036603</text:p>
              </table:table-cell>
              <table:table-cell office:value-type="float" office:value="0.058338">
                <text:p>0.058338</text:p>
              </table:table-cell>
              <table:table-cell office:value-type="float" office:value="0.092567">
                <text:p>0.092567</text:p>
              </table:table-cell>
              <table:table-cell office:value-type="float" office:value="0.122295">
                <text:p>0.122295</text:p>
              </table:table-cell>
              <table:table-cell office:value-type="float" office:value="0.171875">
                <text:p>0.171875</text:p>
              </table:table-cell>
              <table:table-cell office:value-type="float" office:value="0.220375">
                <text:p>0.220375</text:p>
              </table:table-cell>
              <table:table-cell office:value-type="float" office:value="0.288439">
                <text:p>0.288439</text:p>
              </table:table-cell>
              <table:table-cell office:value-type="float" office:value="0.418655">
                <text:p>0.418655</text:p>
              </table:table-cell>
              <table:table-cell office:value-type="float" office:value="0.523694">
                <text:p>0.523694</text:p>
              </table:table-cell>
              <table:table-cell office:value-type="float" office:value="0.631981">
                <text:p>0.631981</text:p>
              </table:table-cell>
              <table:table-cell office:value-type="float" office:value="0.744844">
                <text:p>0.744844</text:p>
              </table:table-cell>
              <table:table-cell office:value-type="float" office:value="0.885581">
                <text:p>0.885581</text:p>
              </table:table-cell>
              <table:table-cell office:value-type="float" office:value="1.044115">
                <text:p>1.044115</text:p>
              </table:table-cell>
              <table:table-cell office:value-type="float" office:value="1.2618">
                <text:p>1.2618</text:p>
              </table:table-cell>
              <table:table-cell office:value-type="float" office:value="1.41101">
                <text:p>1.41101</text:p>
              </table:table-cell>
              <table:table-cell office:value-type="float" office:value="1.65828">
                <text:p>1.65828</text:p>
              </table:table-cell>
              <table:table-cell office:value-type="float" office:value="1.843521">
                <text:p>1.843521</text:p>
              </table:table-cell>
              <table:table-cell office:value-type="float" office:value="2.209391">
                <text:p>2.209391</text:p>
              </table:table-cell>
              <table:table-cell office:value-type="float" office:value="2.380627">
                <text:p>2.380627</text:p>
              </table:table-cell>
              <table:table-cell office:value-type="float" office:value="2.699806">
                <text:p>2.699806</text:p>
              </table:table-cell>
              <table:table-cell office:value-type="float" office:value="3.003518">
                <text:p>3.003518</text:p>
              </table:table-cell>
              <table:table-cell office:value-type="float" office:value="3.430104">
                <text:p>3.430104</text:p>
              </table:table-cell>
              <table:table-cell office:value-type="float" office:value="3.709641">
                <text:p>3.709641</text:p>
              </table:table-cell>
              <table:table-cell office:value-type="float" office:value="4.034827">
                <text:p>4.034827</text:p>
              </table:table-cell>
              <table:table-cell office:value-type="float" office:value="4.420161">
                <text:p>4.420161</text:p>
              </table:table-cell>
              <table:table-cell office:value-type="float" office:value="5.183529">
                <text:p>5.183529</text:p>
              </table:table-cell>
              <table:table-cell office:value-type="float" office:value="5.086924">
                <text:p>5.086924</text:p>
              </table:table-cell>
              <table:table-cell office:value-type="float" office:value="6.116228">
                <text:p>6.116228</text:p>
              </table:table-cell>
              <table:table-cell office:value-type="float" office:value="6.212815">
                <text:p>6.212815</text:p>
              </table:table-cell>
              <table:table-cell office:value-type="float" office:value="6.849411">
                <text:p>6.849411</text:p>
              </table:table-cell>
              <table:table-cell office:value-type="float" office:value="7.450314">
                <text:p>7.450314</text:p>
              </table:table-cell>
              <table:table-cell office:value-type="float" office:value="8.165679">
                <text:p>8.165679</text:p>
              </table:table-cell>
              <table:table-cell office:value-type="float" office:value="9.423962">
                <text:p>9.423962</text:p>
              </table:table-cell>
              <table:table-cell office:value-type="float" office:value="9.840509">
                <text:p>9.840509</text:p>
              </table:table-cell>
              <table:table-cell office:value-type="float" office:value="11.637999">
                <text:p>11.637999</text:p>
              </table:table-cell>
              <table:table-cell office:value-type="float" office:value="11.248815">
                <text:p>11.248815</text:p>
              </table:table-cell>
              <table:table-cell office:value-type="float" office:value="12.936267">
                <text:p>12.936267</text:p>
              </table:table-cell>
              <table:table-cell office:value-type="float" office:value="13.110754">
                <text:p>13.110754</text:p>
              </table:table-cell>
              <table:table-cell office:value-type="float" office:value="14.664275">
                <text:p>14.664275</text:p>
              </table:table-cell>
              <table:table-cell office:value-type="float" office:value="15.758054">
                <text:p>15.758054</text:p>
              </table:table-cell>
              <table:table-cell office:value-type="float" office:value="17.786911">
                <text:p>17.786911</text:p>
              </table:table-cell>
              <table:table-cell office:value-type="float" office:value="19.000269">
                <text:p>19.000269</text:p>
              </table:table-cell>
              <table:table-cell office:value-type="float" office:value="19.332735">
                <text:p>19.332735</text:p>
              </table:table-cell>
              <table:table-cell office:value-type="float" office:value="21.246057">
                <text:p>21.2460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cm" svg:height="11.158cm" xlink:href=".." xlink:type="simple" chart:class="chart:bar" chart:style-name="ch1">
        <chart:title svg:x="8.275cm" svg:y="0.359cm" chart:style-name="ch2">
          <text:p>v3d Block Multiplication</text:p>
        </chart:title>
        <chart:subtitle svg:x="9.585cm" svg:y="1.361cm" chart:style-name="ch3">
          <text:p>10 iterations</text:p>
        </chart:subtitle>
        <chart:legend chart:legend-position="end" svg:x="17.946cm" svg:y="4.533cm" style:legend-expansion="high" chart:style-name="ch4"/>
        <chart:plot-area chart:style-name="ch5" table:cell-range-address="Timing.J1110:Timing.AA1110 Timing.I1119:Timing.AA1122" chart:data-source-has-labels="both" svg:x="1.439cm" svg:y="2.267cm" svg:width="16.079cm" svg:height="7.687cm">
          <chart:coordinate-region svg:x="2.06cm" svg:y="2.466cm" svg:width="15.458cm" svg:height="6.841cm"/>
          <chart:axis chart:dimension="x" chart:name="primary-x" chart:style-name="ch6" chartooo:axis-type="auto">
            <chartooo:date-scale/>
            <chart:title svg:x="8.19cm" svg:y="10.177cm" chart:style-name="ch7">
              <text:p>Matrix dimension</text:p>
            </chart:title>
            <chart:categories table:cell-range-address="Timing.J1110:Timing.AA1110"/>
          </chart:axis>
          <chart:axis chart:dimension="y" chart:name="primary-y" chart:style-name="ch8">
            <chart:title svg:x="0.451cm" svg:y="6.802cm" chart:style-name="ch9">
              <text:p>Seconds</text:p>
            </chart:title>
            <chart:grid chart:style-name="ch10" chart:class="major"/>
          </chart:axis>
          <chart:series chart:style-name="ch11" chart:values-cell-range-address="Timing.J1119:Timing.AA1119" chart:label-cell-address="Timing.I1119:Timing.I1119" chart:class="chart:bar">
            <chart:data-point chart:repeated="18"/>
          </chart:series>
          <chart:series chart:style-name="ch12" chart:values-cell-range-address="Timing.J1120:Timing.AA1120" chart:label-cell-address="Timing.I1120:Timing.I1120" chart:class="chart:bar">
            <chart:data-point chart:repeated="18"/>
          </chart:series>
          <chart:series chart:style-name="ch13" chart:values-cell-range-address="Timing.J1121:Timing.AA1121" chart:label-cell-address="Timing.I1121:Timing.I1121" chart:class="chart:bar">
            <chart:data-point chart:repeated="18"/>
          </chart:series>
          <chart:series chart:style-name="ch14" chart:values-cell-range-address="Timing.J1122:Timing.AA1122" chart:label-cell-address="Timing.I1122:Timing.I112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AA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Pi4-64 full -n=1</text:p>
                <draw:g>
                  <svg:desc>Timing.I1119:Timing.I1119</svg:desc>
                </draw:g>
              </table:table-cell>
              <table:table-cell office:value-type="float" office:value="0.008195">
                <text:p>0.008195</text:p>
                <draw:g>
                  <svg:desc>Timing.J1119:Timing.AA1119</svg:desc>
                </draw:g>
              </table:table-cell>
              <table:table-cell office:value-type="float" office:value="0.031683">
                <text:p>0.031683</text:p>
              </table:table-cell>
              <table:table-cell office:value-type="float" office:value="0.07533">
                <text:p>0.07533</text:p>
              </table:table-cell>
              <table:table-cell office:value-type="float" office:value="0.145685">
                <text:p>0.145685</text:p>
              </table:table-cell>
              <table:table-cell office:value-type="float" office:value="0.24717">
                <text:p>0.24717</text:p>
              </table:table-cell>
              <table:table-cell office:value-type="float" office:value="0.384656">
                <text:p>0.384656</text:p>
              </table:table-cell>
              <table:table-cell office:value-type="float" office:value="0.563212">
                <text:p>0.563212</text:p>
              </table:table-cell>
              <table:table-cell office:value-type="float" office:value="0.790538">
                <text:p>0.790538</text:p>
              </table:table-cell>
              <table:table-cell office:value-type="float" office:value="1.205929">
                <text:p>1.205929</text:p>
              </table:table-cell>
              <table:table-cell office:value-type="float" office:value="1.590564">
                <text:p>1.590564</text:p>
              </table:table-cell>
              <table:table-cell office:value-type="float" office:value="1.998456">
                <text:p>1.998456</text:p>
              </table:table-cell>
              <table:table-cell office:value-type="float" office:value="2.543847">
                <text:p>2.543847</text:p>
              </table:table-cell>
              <table:table-cell office:value-type="float" office:value="3.120268">
                <text:p>3.120268</text:p>
              </table:table-cell>
              <table:table-cell office:value-type="float" office:value="3.805345">
                <text:p>3.805345</text:p>
              </table:table-cell>
              <table:table-cell office:value-type="float" office:value="4.615666">
                <text:p>4.615666</text:p>
              </table:table-cell>
              <table:table-cell office:value-type="float" office:value="5.781734">
                <text:p>5.781734</text:p>
              </table:table-cell>
              <table:table-cell office:value-type="float" office:value="8.378145">
                <text:p>8.378145</text:p>
              </table:table-cell>
              <table:table-cell office:value-type="float" office:value="8.818791">
                <text:p>8.818791</text:p>
              </table:table-cell>
            </table:table-row>
            <table:table-row>
              <table:table-cell office:value-type="string">
                <text:p>Pi4-64 full -n=8</text:p>
                <draw:g>
                  <svg:desc>Timing.I1120:Timing.I1120</svg:desc>
                </draw:g>
              </table:table-cell>
              <table:table-cell office:value-type="float" office:value="0.002218">
                <text:p>0.002218</text:p>
                <draw:g>
                  <svg:desc>Timing.J1120:Timing.AA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</table:table-row>
            <table:table-row>
              <table:table-cell office:value-type="string">
                <text:p>Pi4-64 block -n=1</text:p>
                <draw:g>
                  <svg:desc>Timing.I1121:Timing.I1121</svg:desc>
                </draw:g>
              </table:table-cell>
              <table:table-cell office:value-type="float" office:value="0.014208">
                <text:p>0.014208</text:p>
                <draw:g>
                  <svg:desc>Timing.J1121:Timing.AA1121</svg:desc>
                </draw:g>
              </table:table-cell>
              <table:table-cell office:value-type="float" office:value="0.055811">
                <text:p>0.055811</text:p>
              </table:table-cell>
              <table:table-cell office:value-type="float" office:value="0.129277">
                <text:p>0.129277</text:p>
              </table:table-cell>
              <table:table-cell office:value-type="float" office:value="0.239092">
                <text:p>0.239092</text:p>
              </table:table-cell>
              <table:table-cell office:value-type="float" office:value="0.388923">
                <text:p>0.388923</text:p>
              </table:table-cell>
              <table:table-cell office:value-type="float" office:value="0.583035">
                <text:p>0.583035</text:p>
              </table:table-cell>
              <table:table-cell office:value-type="float" office:value="0.832769">
                <text:p>0.832769</text:p>
              </table:table-cell>
              <table:table-cell office:value-type="float" office:value="1.146657">
                <text:p>1.146657</text:p>
              </table:table-cell>
              <table:table-cell office:value-type="float" office:value="1.510728">
                <text:p>1.510728</text:p>
              </table:table-cell>
              <table:table-cell office:value-type="float" office:value="1.952475">
                <text:p>1.952475</text:p>
              </table:table-cell>
              <table:table-cell office:value-type="float" office:value="2.913386">
                <text:p>2.913386</text:p>
              </table:table-cell>
              <table:table-cell office:value-type="float" office:value="6.452958">
                <text:p>6.452958</text:p>
              </table:table-cell>
              <table:table-cell office:value-type="float" office:value="5.735005">
                <text:p>5.735005</text:p>
              </table:table-cell>
              <table:table-cell office:value-type="float" office:value="8.630354">
                <text:p>8.630354</text:p>
              </table:table-cell>
              <table:table-cell office:value-type="float" office:value="7.770251">
                <text:p>7.770251</text:p>
              </table:table-cell>
              <table:table-cell office:value-type="float" office:value="9.957042">
                <text:p>9.957042</text:p>
              </table:table-cell>
              <table:table-cell office:value-type="float" office:value="13.020107">
                <text:p>13.020107</text:p>
              </table:table-cell>
              <table:table-cell office:value-type="float" office:value="13.820134">
                <text:p>13.820134</text:p>
              </table:table-cell>
            </table:table-row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AA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2:Profiles.F54" chart:data-source-has-labels="both" svg:x="0.32cm" svg:y="0.18cm" svg:width="13.63cm" svg:height="8.646cm">
          <chart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2:Profiles.F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3:Profiles.F53" chart:label-cell-address="Profiles.A53:Profiles.A53" chart:class="chart:bar">
            <chart:data-point chart:repeated="5"/>
          </chart:series>
          <chart:series chart:style-name="ch8" chart:values-cell-range-address="Profiles.B54:Profiles.F54" chart:label-cell-address="Profiles.A54:Profiles.A5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2:Profiles.F52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ulti 1 QPU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3:Profiles.A53</svg:desc>
                </draw:g>
              </table:table-cell>
              <table:table-cell office:value-type="float" office:value="7.075472">
                <text:p>7.075472</text:p>
                <draw:g>
                  <svg:desc>Profiles.B53:Profiles.F53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217">
                <text:p>2.979217</text:p>
              </table:table-cell>
            </table:table-row>
            <table:table-row>
              <table:table-cell office:value-type="string">
                <text:p>Pi4-64</text:p>
                <draw:g>
                  <svg:desc>Profiles.A54:Profiles.A54</svg:desc>
                </draw:g>
              </table:table-cell>
              <table:table-cell office:value-type="float" office:value="2.632804">
                <text:p>2.632804</text:p>
                <draw:g>
                  <svg:desc>Profiles.B54:Profiles.F54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2528">
                <text:p>2.012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80:Profiles.F84" chart:data-source-has-labels="both" svg:x="0.32cm" svg:y="0.18cm" svg:width="11.116cm" svg:height="8.646cm">
          <chart:coordinate-region svg:x="1.232cm" svg:y="0.38cm" svg:width="10.204cm" svg:height="7.799cm"/>
          <chart:axis chart:dimension="x" chart:name="primary-x" chart:style-name="ch4" chartooo:axis-type="auto">
            <chartooo:date-scale/>
            <chart:categories table:cell-range-address="Profiles.B80:Profiles.F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81:Profiles.F81" chart:label-cell-address="Profiles.A81:Profiles.A81" chart:class="chart:bar">
            <chart:data-point chart:repeated="5"/>
          </chart:series>
          <chart:series chart:style-name="ch8" chart:values-cell-range-address="Profiles.B82:Profiles.F82" chart:label-cell-address="Profiles.A82:Profiles.A82" chart:class="chart:bar">
            <chart:data-point chart:repeated="5"/>
          </chart:series>
          <chart:series chart:style-name="ch9" chart:values-cell-range-address="Profiles.B83:Profiles.F83" chart:label-cell-address="Profiles.A83:Profiles.A83" chart:class="chart:bar">
            <chart:data-point chart:repeated="5"/>
          </chart:series>
          <chart:series chart:style-name="ch10" chart:values-cell-range-address="Profiles.B84:Profiles.F84" chart:label-cell-address="Profiles.A84:Profiles.A8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80:Profiles.F80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4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81:Profiles.A81</svg:desc>
                </draw:g>
              </table:table-cell>
              <table:table-cell office:value-type="float" office:value="0.170312">
                <text:p>0.170312</text:p>
                <draw:g>
                  <svg:desc>Profiles.B81:Profiles.F81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94">
                <text:p>0.326194</text:p>
              </table:table-cell>
            </table:table-row>
            <table:table-row>
              <table:table-cell office:value-type="string">
                <text:p>TMU 1 QPU kernel</text:p>
                <draw:g>
                  <svg:desc>Profiles.A82:Profiles.A82</svg:desc>
                </draw:g>
              </table:table-cell>
              <table:table-cell office:value-type="float" office:value="0.116388">
                <text:p>0.116388</text:p>
                <draw:g>
                  <svg:desc>Profiles.B82:Profiles.F82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717">
                <text:p>0.273717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3:Profiles.A83</svg:desc>
                </draw:g>
              </table:table-cell>
              <table:table-cell office:value-type="float" office:value="0.169547">
                <text:p>0.169547</text:p>
                <draw:g>
                  <svg:desc>Profiles.B83:Profiles.F83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13">
                <text:p>0.0821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4:Profiles.A84</svg:desc>
                </draw:g>
              </table:table-cell>
              <table:table-cell office:value-type="float" office:value="0.115114">
                <text:p>0.115114</text:p>
                <draw:g>
                  <svg:desc>Profiles.B84:Profiles.F84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838">
                <text:p>0.068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8:Profiles.C100" chart:data-source-has-labels="both" svg:x="1.331cm" svg:y="1.275cm" svg:width="12.831cm" svg:height="7.551cm">
          <chart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8:Profiles.C98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9:Profiles.C99" chart:label-cell-address="Profiles.A99:Profiles.A99" chart:class="chart:bar">
            <chart:data-point chart:repeated="2"/>
          </chart:series>
          <chart:series chart:style-name="ch10" chart:values-cell-range-address="Profiles.B100:Profiles.C100" chart:label-cell-address="Profiles.A100:Profiles.A10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8:Profiles.C98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9:Profiles.A99</svg:desc>
                </draw:g>
              </table:table-cell>
              <table:table-cell office:value-type="float" office:value="100">
                <text:p>100</text:p>
                <draw:g>
                  <svg:desc>Profiles.B99:Profiles.C99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100:Profiles.A100</svg:desc>
                </draw:g>
              </table:table-cell>
              <table:table-cell office:value-type="float" office:value="47.5003454750954">
                <text:p>47.5003454750954</text:p>
                <draw:g>
                  <svg:desc>Profiles.B100:Profiles.C100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I214:Timing.S217" chart:data-source-has-labels="both" svg:x="1.331cm" svg:y="2.27cm" svg:width="11.398cm" svg:height="7.743cm">
          <chart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J214:Timing.S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J215:Timing.S215" chart:label-cell-address="Timing.I215:Timing.I215" chart:class="chart:bar">
            <chart:data-point chart:repeated="10"/>
          </chart:series>
          <chart:series chart:style-name="ch12" chart:values-cell-range-address="Timing.J216:Timing.S216" chart:label-cell-address="Timing.I216:Timing.I216" chart:class="chart:bar">
            <chart:data-point chart:repeated="10"/>
          </chart:series>
          <chart:series chart:style-name="ch13" chart:values-cell-range-address="Timing.J217:Timing.S217" chart:label-cell-address="Timing.I217:Timing.I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14:Timing.S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15:Timing.I215</svg:desc>
                </draw:g>
              </table:table-cell>
              <table:table-cell office:value-type="float" office:value="0.003205">
                <text:p>0.003205</text:p>
                <draw:g>
                  <svg:desc>Timing.J215:Timing.S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I216:Timing.I216</svg:desc>
                </draw:g>
              </table:table-cell>
              <table:table-cell office:value-type="float" office:value="0.003964">
                <text:p>0.003964</text:p>
                <draw:g>
                  <svg:desc>Timing.J216:Timing.S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I217:Timing.I217</svg:desc>
                </draw:g>
              </table:table-cell>
              <table:table-cell office:value-type="float" office:value="0.003467">
                <text:p>0.003467</text:p>
                <draw:g>
                  <svg:desc>Timing.J217:Timing.S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I372:Timing.S376" chart:data-source-has-labels="both" svg:x="1.395cm" svg:y="2.207cm" svg:width="16.241cm" svg:height="6.784cm">
          <chart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J372:Timing.S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J373:Timing.S373" chart:label-cell-address="Timing.I373:Timing.I373" chart:class="chart:bar">
            <chart:data-point chart:repeated="10"/>
          </chart:series>
          <chart:series chart:style-name="ch12" chart:values-cell-range-address="Timing.J374:Timing.S374" chart:label-cell-address="Timing.I374:Timing.I374" chart:class="chart:bar">
            <chart:data-point chart:repeated="10"/>
          </chart:series>
          <chart:series chart:style-name="ch13" chart:values-cell-range-address="Timing.J375:Timing.S375" chart:label-cell-address="Timing.I375:Timing.I375" chart:class="chart:bar">
            <chart:data-point chart:repeated="10"/>
          </chart:series>
          <chart:series chart:style-name="ch14" chart:values-cell-range-address="Timing.J376:Timing.S376" chart:label-cell-address="Timing.I376:Timing.I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372:Timing.S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373:Timing.I373</svg:desc>
                </draw:g>
              </table:table-cell>
              <table:table-cell office:value-type="float" office:value="0.005854">
                <text:p>0.005854</text:p>
                <draw:g>
                  <svg:desc>Timing.J373:Timing.S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I374:Timing.I374</svg:desc>
                </draw:g>
              </table:table-cell>
              <table:table-cell office:value-type="float" office:value="0.003205">
                <text:p>0.003205</text:p>
                <draw:g>
                  <svg:desc>Timing.J374:Timing.S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I375:Timing.I375</svg:desc>
                </draw:g>
              </table:table-cell>
              <table:table-cell office:value-type="float" office:value="0.002477">
                <text:p>0.002477</text:p>
                <draw:g>
                  <svg:desc>Timing.J375:Timing.S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I376:Timing.I376</svg:desc>
                </draw:g>
              </table:table-cell>
              <table:table-cell office:value-type="float" office:value="0.003428">
                <text:p>0.003428</text:p>
                <draw:g>
                  <svg:desc>Timing.J376:Timing.S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J406:Timing.AF410 Timing.I406:Timing.I410 Timing.T526:Timing.T526" chart:data-source-has-labels="both" svg:x="1.509cm" svg:y="2.3cm" svg:width="21.694cm" svg:height="8.227cm">
          <chart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J406:Timing.AF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J407:Timing.AF407" chart:label-cell-address="Timing.I407:Timing.I407" chart:class="chart:bar">
            <chart:data-point chart:repeated="23"/>
          </chart:series>
          <chart:series chart:style-name="ch13" chart:values-cell-range-address="Timing.J408:Timing.AF408" chart:label-cell-address="Timing.I408:Timing.I408" chart:class="chart:bar">
            <chart:data-point chart:repeated="23"/>
          </chart:series>
          <chart:series chart:style-name="ch14" chart:values-cell-range-address="Timing.J409:Timing.AF409" chart:label-cell-address="Timing.I409:Timing.I409" chart:class="chart:bar">
            <chart:data-point chart:repeated="23"/>
          </chart:series>
          <chart:series chart:style-name="ch15" chart:values-cell-range-address="Timing.J410:Timing.AF410" chart:label-cell-address="Timing.I410:Timing.I410" chart:class="chart:bar">
            <chart:data-point chart:repeated="23"/>
            <loext:propertry-mapping loext:property="FillColor" loext:cell-range-address="Timing.T526:Timing.T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06:Timing.AF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407:Timing.I407</svg:desc>
                </draw:g>
              </table:table-cell>
              <table:table-cell office:value-type="float" office:value="0.006209">
                <text:p>0.006209</text:p>
                <draw:g>
                  <svg:desc>Timing.J407:Timing.AF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I408:Timing.I408</svg:desc>
                </draw:g>
              </table:table-cell>
              <table:table-cell office:value-type="float" office:value="0.003467">
                <text:p>0.003467</text:p>
                <draw:g>
                  <svg:desc>Timing.J408:Timing.AF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409:Timing.I409</svg:desc>
                </draw:g>
              </table:table-cell>
              <table:table-cell office:value-type="float" office:value="0.002753">
                <text:p>0.002753</text:p>
                <draw:g>
                  <svg:desc>Timing.J409:Timing.AF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I410:Timing.I410</svg:desc>
                </draw:g>
              </table:table-cell>
              <table:table-cell office:value-type="float" office:value="0.003499">
                <text:p>0.003499</text:p>
                <draw:g>
                  <svg:desc>Timing.J410:Timing.AF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T526:Timing.T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I928:Timing.AE931" chart:data-source-has-labels="both" svg:x="1.405cm" svg:y="1.361cm" svg:width="15.473cm" svg:height="8.592cm">
          <chart:coordinate-region svg:x="2.212cm" svg:y="1.56cm" svg:width="14.666cm" svg:height="7.746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J928:Timing.AE928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J929:Timing.AE929" chart:label-cell-address="Timing.I929:Timing.I929" chart:class="chart:bar">
            <chart:data-point chart:repeated="22"/>
          </chart:series>
          <chart:series chart:style-name="ch11" chart:values-cell-range-address="Timing.J930:Timing.AE930" chart:label-cell-address="Timing.I930:Timing.I930" chart:class="chart:bar">
            <chart:data-point chart:repeated="22"/>
          </chart:series>
          <chart:series chart:style-name="ch12" chart:values-cell-range-address="Timing.J931:Timing.AE931" chart:label-cell-address="Timing.I931:Timing.I93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928:Timing.AE928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I929:Timing.I929</svg:desc>
                </draw:g>
              </table:table-cell>
              <table:table-cell office:value-type="float" office:value="0.071671">
                <text:p>0.071671</text:p>
                <draw:g>
                  <svg:desc>Timing.J929:Timing.AE9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930:Timing.I930</svg:desc>
                </draw:g>
              </table:table-cell>
              <table:table-cell office:value-type="float" office:value="0.452014">
                <text:p>0.452014</text:p>
                <draw:g>
                  <svg:desc>Timing.J930:Timing.AE930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I931:Timing.I931</svg:desc>
                </draw:g>
              </table:table-cell>
              <table:table-cell office:value-type="float" office:value="0.548715">
                <text:p>0.548715</text:p>
                <draw:g>
                  <svg:desc>Timing.J931:Timing.AE931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